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paragraph-rsid="001f767e" style:font-name-complex="Georgia"/>
    </style:style>
    <style:style style:name="P3" style:family="paragraph" style:parent-style-name="Standard">
      <style:paragraph-properties fo:margin-top="0in" fo:margin-bottom="0in" style:contextual-spacing="false" fo:text-align="justify" style:justify-single-word="false"/>
      <style:text-properties style:font-name="Georgia" officeooo:paragraph-rsid="0025bb40"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2a9fcd"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rsid="0025bb40" officeooo:paragraph-rsid="0025bb4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a9fcd" officeooo:paragraph-rsid="002a9fcd"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2d67ef" officeooo:paragraph-rsid="002d67ef" style:font-name-complex="Georgia"/>
    </style:style>
    <style:style style:name="P8" style:family="paragraph" style:parent-style-name="Standard">
      <style:paragraph-properties fo:margin-top="0in" fo:margin-bottom="0in" style:contextual-spacing="false" fo:text-align="justify" style:justify-single-word="false"/>
      <style:text-properties style:font-name="Georgia" officeooo:rsid="00468ea8" officeooo:paragraph-rsid="00468ea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1c2b2" officeooo:paragraph-rsid="0051c2b2" style:font-name-complex="Georgia"/>
    </style:style>
    <style:style style:name="P10" style:family="paragraph" style:parent-style-name="Standard">
      <style:paragraph-properties fo:margin-top="0in" fo:margin-bottom="0in" style:contextual-spacing="false" fo:text-align="center" style:justify-single-word="false"/>
      <style:text-properties style:font-name="Georgia" officeooo:rsid="0051c2b2" officeooo:paragraph-rsid="0051c2b2" style:font-name-complex="Georgia"/>
    </style:style>
    <style:style style:name="P11" style:family="paragraph" style:parent-style-name="Standard">
      <style:paragraph-properties fo:margin-top="0in" fo:margin-bottom="0in" style:contextual-spacing="false" fo:text-align="justify" style:justify-single-word="false"/>
      <style:text-properties style:font-name="Georgia" officeooo:rsid="00533940" officeooo:paragraph-rsid="00533940" style:font-name-complex="Georgia"/>
    </style:style>
    <style:style style:name="P12" style:family="paragraph" style:parent-style-name="Standard">
      <style:paragraph-properties fo:margin-top="0in" fo:margin-bottom="0in" style:contextual-spacing="false" fo:text-align="center" style:justify-single-word="false"/>
      <style:text-properties style:font-name="Georgia" officeooo:rsid="00533940" officeooo:paragraph-rsid="0053394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59cf42" officeooo:paragraph-rsid="0059cf42" style:font-name-complex="Georgia"/>
    </style:style>
    <style:style style:name="P14" style:family="paragraph" style:parent-style-name="Standard">
      <style:paragraph-properties fo:margin-top="0in" fo:margin-bottom="0in" style:contextual-spacing="false" fo:text-align="justify" style:justify-single-word="false"/>
      <style:text-properties style:font-name="Georgia" officeooo:rsid="006875a7" officeooo:paragraph-rsid="006875a7" style:font-name-complex="Georgia"/>
    </style:style>
    <style:style style:name="P15" style:family="paragraph" style:parent-style-name="Standard">
      <style:paragraph-properties fo:margin-top="0in" fo:margin-bottom="0in" style:contextual-spacing="false" fo:text-align="center" style:justify-single-word="false"/>
      <style:text-properties style:font-name="Georgia" officeooo:rsid="006875a7" officeooo:paragraph-rsid="006875a7"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6b3fb5" officeooo:paragraph-rsid="006b3fb5"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6b3fb5" officeooo:paragraph-rsid="006b3fb5"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74c460" officeooo:paragraph-rsid="0074c460" style:font-name-complex="Georgia"/>
    </style:style>
    <style:style style:name="P19" style:family="paragraph" style:parent-style-name="Standard">
      <style:paragraph-properties fo:margin-top="0in" fo:margin-bottom="0in" style:contextual-spacing="false" fo:text-align="justify" style:justify-single-word="false"/>
      <style:text-properties style:font-name="Georgia" officeooo:rsid="00866c2c" officeooo:paragraph-rsid="00866c2c"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8c8207" officeooo:paragraph-rsid="008c820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219e6" officeooo:paragraph-rsid="00a219e6"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a60ed2" officeooo:paragraph-rsid="00a60ed2" style:font-name-complex="Georgia"/>
    </style:style>
    <style:style style:name="P23" style:family="paragraph" style:parent-style-name="Standard">
      <style:paragraph-properties fo:margin-top="0in" fo:margin-bottom="0in" style:contextual-spacing="false" fo:text-align="justify" style:justify-single-word="false"/>
      <style:text-properties style:font-name="Georgia" officeooo:rsid="00b591e6" officeooo:paragraph-rsid="00b591e6"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c02cb6" officeooo:paragraph-rsid="00c02cb6" style:font-name-complex="Georgia"/>
    </style:style>
    <style:style style:name="P25" style:family="paragraph" style:parent-style-name="Standard">
      <style:paragraph-properties fo:margin-top="0in" fo:margin-bottom="0in" style:contextual-spacing="false" fo:text-align="center" style:justify-single-word="false"/>
      <style:text-properties style:font-name="Georgia" officeooo:rsid="00c02cb6" officeooo:paragraph-rsid="00c02cb6" style:font-name-complex="Georgia"/>
    </style:style>
    <style:style style:name="P26" style:family="paragraph" style:parent-style-name="Standard">
      <style:paragraph-properties fo:margin-top="0in" fo:margin-bottom="0in" style:contextual-spacing="false" fo:text-align="justify" style:justify-single-word="false"/>
      <style:text-properties style:font-name="Georgia" officeooo:rsid="00c5d29c" officeooo:paragraph-rsid="00c5d29c" style:font-name-complex="Georgia"/>
    </style:style>
    <style:style style:name="P27" style:family="paragraph" style:parent-style-name="Standard">
      <style:paragraph-properties fo:margin-top="0in" fo:margin-bottom="0in" style:contextual-spacing="false" fo:text-align="center" style:justify-single-word="false"/>
      <style:text-properties style:font-name="Georgia" officeooo:rsid="00c5d29c" officeooo:paragraph-rsid="00c5d29c"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cd9451" officeooo:paragraph-rsid="00cd9451" style:font-name-complex="Georgia"/>
    </style:style>
    <style:style style:name="P29" style:family="paragraph" style:parent-style-name="Standard">
      <style:paragraph-properties fo:margin-top="0in" fo:margin-bottom="0in" style:contextual-spacing="false" fo:text-align="justify" style:justify-single-word="false"/>
      <style:text-properties style:font-name="Georgia" officeooo:rsid="00d3eded" officeooo:paragraph-rsid="00d3eded" style:font-name-complex="Georgia"/>
    </style:style>
    <style:style style:name="P30"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fe850" officeooo:paragraph-rsid="000fe850" style:font-name-complex="Georgia"/>
    </style:style>
    <style:style style:name="P31" style:family="paragraph" style:parent-style-name="Standard">
      <style:paragraph-properties fo:margin-top="0in" fo:margin-bottom="0in" style:contextual-spacing="false" fo:text-align="justify" style:justify-single-word="false"/>
      <style:text-properties style:font-name="Georgia" officeooo:rsid="00cd9451" officeooo:paragraph-rsid="00cd9451"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d3eded" officeooo:paragraph-rsid="00d3eded" style:font-name-complex="Georgia"/>
    </style:style>
    <style:style style:name="T1" style:family="text">
      <style:text-properties officeooo:rsid="000c34ba"/>
    </style:style>
    <style:style style:name="T2" style:family="text">
      <style:text-properties officeooo:rsid="000d3d8d"/>
    </style:style>
    <style:style style:name="T3" style:family="text">
      <style:text-properties officeooo:rsid="000e0ec4"/>
    </style:style>
    <style:style style:name="T4" style:family="text">
      <style:text-properties officeooo:rsid="001049ea"/>
    </style:style>
    <style:style style:name="T5" style:family="text">
      <style:text-properties officeooo:rsid="00105fe9"/>
    </style:style>
    <style:style style:name="T6" style:family="text">
      <style:text-properties officeooo:rsid="0011d34c"/>
    </style:style>
    <style:style style:name="T7" style:family="text">
      <style:text-properties officeooo:rsid="0012b1b1"/>
    </style:style>
    <style:style style:name="T8" style:family="text">
      <style:text-properties officeooo:rsid="00140163"/>
    </style:style>
    <style:style style:name="T9" style:family="text">
      <style:text-properties officeooo:rsid="0014eaab"/>
    </style:style>
    <style:style style:name="T10" style:family="text">
      <style:text-properties officeooo:rsid="0016b5b6"/>
    </style:style>
    <style:style style:name="T11" style:family="text">
      <style:text-properties officeooo:rsid="0017a998"/>
    </style:style>
    <style:style style:name="T12" style:family="text">
      <style:text-properties officeooo:rsid="00193e97"/>
    </style:style>
    <style:style style:name="T13" style:family="text">
      <style:text-properties officeooo:rsid="001a5539"/>
    </style:style>
    <style:style style:name="T14" style:family="text">
      <style:text-properties officeooo:rsid="001a8ab0"/>
    </style:style>
    <style:style style:name="T15" style:family="text">
      <style:text-properties officeooo:rsid="001ade33"/>
    </style:style>
    <style:style style:name="T16" style:family="text">
      <style:text-properties officeooo:rsid="001cd5f4"/>
    </style:style>
    <style:style style:name="T17" style:family="text">
      <style:text-properties officeooo:rsid="001dc9bf"/>
    </style:style>
    <style:style style:name="T18" style:family="text">
      <style:text-properties officeooo:rsid="001dd8d7"/>
    </style:style>
    <style:style style:name="T19" style:family="text">
      <style:text-properties officeooo:rsid="001e01d2"/>
    </style:style>
    <style:style style:name="T20" style:family="text">
      <style:text-properties officeooo:rsid="001f767e"/>
    </style:style>
    <style:style style:name="T21" style:family="text">
      <style:text-properties officeooo:rsid="00212e00"/>
    </style:style>
    <style:style style:name="T22" style:family="text">
      <style:text-properties officeooo:rsid="00230f5d"/>
    </style:style>
    <style:style style:name="T23" style:family="text">
      <style:text-properties officeooo:rsid="002372c2"/>
    </style:style>
    <style:style style:name="T24" style:family="text">
      <style:text-properties officeooo:rsid="00254d9e"/>
    </style:style>
    <style:style style:name="T25" style:family="text">
      <style:text-properties officeooo:rsid="0025bb40"/>
    </style:style>
    <style:style style:name="T26" style:family="text">
      <style:text-properties officeooo:rsid="00274371"/>
    </style:style>
    <style:style style:name="T27" style:family="text">
      <style:text-properties officeooo:rsid="00280ef0"/>
    </style:style>
    <style:style style:name="T28" style:family="text">
      <style:text-properties officeooo:rsid="0028d9a5"/>
    </style:style>
    <style:style style:name="T29" style:family="text">
      <style:text-properties officeooo:rsid="0029c8d4"/>
    </style:style>
    <style:style style:name="T30" style:family="text">
      <style:text-properties officeooo:rsid="002a9fcd"/>
    </style:style>
    <style:style style:name="T31" style:family="text">
      <style:text-properties officeooo:rsid="002c4501"/>
    </style:style>
    <style:style style:name="T32" style:family="text">
      <style:text-properties officeooo:rsid="002cab61"/>
    </style:style>
    <style:style style:name="T33" style:family="text">
      <style:text-properties officeooo:rsid="002d67ef"/>
    </style:style>
    <style:style style:name="T34" style:family="text">
      <style:text-properties officeooo:rsid="002f5c4b"/>
    </style:style>
    <style:style style:name="T35" style:family="text">
      <style:text-properties officeooo:rsid="002f9f70"/>
    </style:style>
    <style:style style:name="T36" style:family="text">
      <style:text-properties officeooo:rsid="0030cac0"/>
    </style:style>
    <style:style style:name="T37" style:family="text">
      <style:text-properties officeooo:rsid="0032c1f3"/>
    </style:style>
    <style:style style:name="T38" style:family="text">
      <style:text-properties officeooo:rsid="00337f88"/>
    </style:style>
    <style:style style:name="T39" style:family="text">
      <style:text-properties officeooo:rsid="00346ace"/>
    </style:style>
    <style:style style:name="T40" style:family="text">
      <style:text-properties officeooo:rsid="0036485b"/>
    </style:style>
    <style:style style:name="T41" style:family="text">
      <style:text-properties officeooo:rsid="0037fed0"/>
    </style:style>
    <style:style style:name="T42" style:family="text">
      <style:text-properties officeooo:rsid="0039c4ef"/>
    </style:style>
    <style:style style:name="T43" style:family="text">
      <style:text-properties officeooo:rsid="003b4a26"/>
    </style:style>
    <style:style style:name="T44" style:family="text">
      <style:text-properties officeooo:rsid="003cf72a"/>
    </style:style>
    <style:style style:name="T45" style:family="text">
      <style:text-properties officeooo:rsid="003d1d7e"/>
    </style:style>
    <style:style style:name="T46" style:family="text">
      <style:text-properties officeooo:rsid="003d8d2a"/>
    </style:style>
    <style:style style:name="T47" style:family="text">
      <style:text-properties officeooo:rsid="003dcd23"/>
    </style:style>
    <style:style style:name="T48" style:family="text">
      <style:text-properties officeooo:rsid="003fbe75"/>
    </style:style>
    <style:style style:name="T49" style:family="text">
      <style:text-properties officeooo:rsid="00415507"/>
    </style:style>
    <style:style style:name="T50" style:family="text">
      <style:text-properties officeooo:rsid="00434652"/>
    </style:style>
    <style:style style:name="T51" style:family="text">
      <style:text-properties officeooo:rsid="00442492"/>
    </style:style>
    <style:style style:name="T52" style:family="text">
      <style:text-properties officeooo:rsid="0044ed37"/>
    </style:style>
    <style:style style:name="T53" style:family="text">
      <style:text-properties officeooo:rsid="0045a11f"/>
    </style:style>
    <style:style style:name="T54" style:family="text">
      <style:text-properties officeooo:rsid="00468ea8"/>
    </style:style>
    <style:style style:name="T55" style:family="text">
      <style:text-properties officeooo:rsid="0047cede"/>
    </style:style>
    <style:style style:name="T56" style:family="text">
      <style:text-properties officeooo:rsid="0048121b"/>
    </style:style>
    <style:style style:name="T57" style:family="text">
      <style:text-properties officeooo:rsid="004a060e"/>
    </style:style>
    <style:style style:name="T58" style:family="text">
      <style:text-properties officeooo:rsid="004bab71"/>
    </style:style>
    <style:style style:name="T59" style:family="text">
      <style:text-properties officeooo:rsid="004ce006"/>
    </style:style>
    <style:style style:name="T60" style:family="text">
      <style:text-properties officeooo:rsid="004ed4d3"/>
    </style:style>
    <style:style style:name="T61" style:family="text">
      <style:text-properties officeooo:rsid="00504d91"/>
    </style:style>
    <style:style style:name="T62" style:family="text">
      <style:text-properties officeooo:rsid="0051c2b2"/>
    </style:style>
    <style:style style:name="T63" style:family="text">
      <style:text-properties officeooo:rsid="0052c582"/>
    </style:style>
    <style:style style:name="T64" style:family="text">
      <style:text-properties officeooo:rsid="00533940"/>
    </style:style>
    <style:style style:name="T65" style:family="text">
      <style:text-properties officeooo:rsid="005358e7"/>
    </style:style>
    <style:style style:name="T66" style:family="text">
      <style:text-properties officeooo:rsid="00552de9"/>
    </style:style>
    <style:style style:name="T67" style:family="text">
      <style:text-properties officeooo:rsid="0055bae4"/>
    </style:style>
    <style:style style:name="T68" style:family="text">
      <style:text-properties officeooo:rsid="0056a3db"/>
    </style:style>
    <style:style style:name="T69" style:family="text">
      <style:text-properties officeooo:rsid="00580e2b"/>
    </style:style>
    <style:style style:name="T70" style:family="text">
      <style:text-properties officeooo:rsid="00583656"/>
    </style:style>
    <style:style style:name="T71" style:family="text">
      <style:text-properties officeooo:rsid="00586224"/>
    </style:style>
    <style:style style:name="T72" style:family="text">
      <style:text-properties officeooo:rsid="0058ac84"/>
    </style:style>
    <style:style style:name="T73" style:family="text">
      <style:text-properties officeooo:rsid="0059cf42"/>
    </style:style>
    <style:style style:name="T74" style:family="text">
      <style:text-properties officeooo:rsid="005aae19"/>
    </style:style>
    <style:style style:name="T75" style:family="text">
      <style:text-properties officeooo:rsid="005bd6bb"/>
    </style:style>
    <style:style style:name="T76" style:family="text">
      <style:text-properties officeooo:rsid="005da607"/>
    </style:style>
    <style:style style:name="T77" style:family="text">
      <style:text-properties officeooo:rsid="005dcaed"/>
    </style:style>
    <style:style style:name="T78" style:family="text">
      <style:text-properties officeooo:rsid="005e7c30"/>
    </style:style>
    <style:style style:name="T79" style:family="text">
      <style:text-properties officeooo:rsid="005f7d6f"/>
    </style:style>
    <style:style style:name="T80" style:family="text">
      <style:text-properties officeooo:rsid="0061687f"/>
    </style:style>
    <style:style style:name="T81" style:family="text">
      <style:text-properties officeooo:rsid="0062f236"/>
    </style:style>
    <style:style style:name="T82" style:family="text">
      <style:text-properties officeooo:rsid="00630cbe"/>
    </style:style>
    <style:style style:name="T83" style:family="text">
      <style:text-properties officeooo:rsid="0063297a"/>
    </style:style>
    <style:style style:name="T84" style:family="text">
      <style:text-properties officeooo:rsid="0064be88"/>
    </style:style>
    <style:style style:name="T85" style:family="text">
      <style:text-properties officeooo:rsid="0065342b"/>
    </style:style>
    <style:style style:name="T86" style:family="text">
      <style:text-properties officeooo:rsid="006544da"/>
    </style:style>
    <style:style style:name="T87" style:family="text">
      <style:text-properties officeooo:rsid="00673e4c"/>
    </style:style>
    <style:style style:name="T88" style:family="text">
      <style:text-properties officeooo:rsid="006875a7"/>
    </style:style>
    <style:style style:name="T89" style:family="text">
      <style:text-properties officeooo:rsid="006a327c"/>
    </style:style>
    <style:style style:name="T90" style:family="text">
      <style:text-properties officeooo:rsid="006a548b"/>
    </style:style>
    <style:style style:name="T91" style:family="text">
      <style:text-properties officeooo:rsid="006b3fb5"/>
    </style:style>
    <style:style style:name="T92" style:family="text">
      <style:text-properties officeooo:rsid="006b7e0e"/>
    </style:style>
    <style:style style:name="T93" style:family="text">
      <style:text-properties officeooo:rsid="006d32bc"/>
    </style:style>
    <style:style style:name="T94" style:family="text">
      <style:text-properties officeooo:rsid="006dc4ac"/>
    </style:style>
    <style:style style:name="T95" style:family="text">
      <style:text-properties officeooo:rsid="006e4685"/>
    </style:style>
    <style:style style:name="T96" style:family="text">
      <style:text-properties officeooo:rsid="006ff577"/>
    </style:style>
    <style:style style:name="T97" style:family="text">
      <style:text-properties officeooo:rsid="0070b0d4"/>
    </style:style>
    <style:style style:name="T98" style:family="text">
      <style:text-properties officeooo:rsid="00720358"/>
    </style:style>
    <style:style style:name="T99" style:family="text">
      <style:text-properties officeooo:rsid="00727178"/>
    </style:style>
    <style:style style:name="T100" style:family="text">
      <style:text-properties officeooo:rsid="0073d53e"/>
    </style:style>
    <style:style style:name="T101" style:family="text">
      <style:text-properties officeooo:rsid="0074c460"/>
    </style:style>
    <style:style style:name="T102" style:family="text">
      <style:text-properties officeooo:rsid="0076afaf"/>
    </style:style>
    <style:style style:name="T103" style:family="text">
      <style:text-properties officeooo:rsid="00777f24"/>
    </style:style>
    <style:style style:name="T104" style:family="text">
      <style:text-properties officeooo:rsid="0077c47a"/>
    </style:style>
    <style:style style:name="T105" style:family="text">
      <style:text-properties officeooo:rsid="00785a57"/>
    </style:style>
    <style:style style:name="T106" style:family="text">
      <style:text-properties officeooo:rsid="00789b4c"/>
    </style:style>
    <style:style style:name="T107" style:family="text">
      <style:text-properties officeooo:rsid="00799975"/>
    </style:style>
    <style:style style:name="T108" style:family="text">
      <style:text-properties officeooo:rsid="007a08a8"/>
    </style:style>
    <style:style style:name="T109" style:family="text">
      <style:text-properties officeooo:rsid="007b9604"/>
    </style:style>
    <style:style style:name="T110" style:family="text">
      <style:text-properties officeooo:rsid="007b9db0"/>
    </style:style>
    <style:style style:name="T111" style:family="text">
      <style:text-properties officeooo:rsid="007d7b6f"/>
    </style:style>
    <style:style style:name="T112" style:family="text">
      <style:text-properties officeooo:rsid="007ef9b6"/>
    </style:style>
    <style:style style:name="T113" style:family="text">
      <style:text-properties officeooo:rsid="007f6f3b"/>
    </style:style>
    <style:style style:name="T114" style:family="text">
      <style:text-properties officeooo:rsid="00812012"/>
    </style:style>
    <style:style style:name="T115" style:family="text">
      <style:text-properties officeooo:rsid="0082f03f"/>
    </style:style>
    <style:style style:name="T116" style:family="text">
      <style:text-properties officeooo:rsid="00848ac8"/>
    </style:style>
    <style:style style:name="T117" style:family="text">
      <style:text-properties officeooo:rsid="00860c2a"/>
    </style:style>
    <style:style style:name="T118" style:family="text">
      <style:text-properties officeooo:rsid="00866c2c"/>
    </style:style>
    <style:style style:name="T119" style:family="text">
      <style:text-properties officeooo:rsid="00871378"/>
    </style:style>
    <style:style style:name="T120" style:family="text">
      <style:text-properties officeooo:rsid="008793f0"/>
    </style:style>
    <style:style style:name="T121" style:family="text">
      <style:text-properties officeooo:rsid="0088781b"/>
    </style:style>
    <style:style style:name="T122" style:family="text">
      <style:text-properties officeooo:rsid="00899ea6"/>
    </style:style>
    <style:style style:name="T123" style:family="text">
      <style:text-properties officeooo:rsid="008b6d56"/>
    </style:style>
    <style:style style:name="T124" style:family="text">
      <style:text-properties officeooo:rsid="008c8207"/>
    </style:style>
    <style:style style:name="T125" style:family="text">
      <style:text-properties officeooo:rsid="008dd9c2"/>
    </style:style>
    <style:style style:name="T126" style:family="text">
      <style:text-properties officeooo:rsid="008e9d44"/>
    </style:style>
    <style:style style:name="T127" style:family="text">
      <style:text-properties officeooo:rsid="008f4f1e"/>
    </style:style>
    <style:style style:name="T128" style:family="text">
      <style:text-properties officeooo:rsid="00906c7d"/>
    </style:style>
    <style:style style:name="T129" style:family="text">
      <style:text-properties officeooo:rsid="009129a2"/>
    </style:style>
    <style:style style:name="T130" style:family="text">
      <style:text-properties officeooo:rsid="0091ec16"/>
    </style:style>
    <style:style style:name="T131" style:family="text">
      <style:text-properties officeooo:rsid="00946fb9"/>
    </style:style>
    <style:style style:name="T132" style:family="text">
      <style:text-properties officeooo:rsid="0095d281"/>
    </style:style>
    <style:style style:name="T133" style:family="text">
      <style:text-properties officeooo:rsid="00974cc7"/>
    </style:style>
    <style:style style:name="T134" style:family="text">
      <style:text-properties officeooo:rsid="00985124"/>
    </style:style>
    <style:style style:name="T135" style:family="text">
      <style:text-properties officeooo:rsid="0099fbd1"/>
    </style:style>
    <style:style style:name="T136" style:family="text">
      <style:text-properties officeooo:rsid="009aa739"/>
    </style:style>
    <style:style style:name="T137" style:family="text">
      <style:text-properties officeooo:rsid="009c5442"/>
    </style:style>
    <style:style style:name="T138" style:family="text">
      <style:text-properties officeooo:rsid="009c6372"/>
    </style:style>
    <style:style style:name="T139" style:family="text">
      <style:text-properties officeooo:rsid="009c8261"/>
    </style:style>
    <style:style style:name="T140" style:family="text">
      <style:text-properties officeooo:rsid="009da9c1"/>
    </style:style>
    <style:style style:name="T141" style:family="text">
      <style:text-properties officeooo:rsid="009ddffc"/>
    </style:style>
    <style:style style:name="T142" style:family="text">
      <style:text-properties officeooo:rsid="009f4844"/>
    </style:style>
    <style:style style:name="T143" style:family="text">
      <style:text-properties officeooo:rsid="00a0dc6f"/>
    </style:style>
    <style:style style:name="T144" style:family="text">
      <style:text-properties officeooo:rsid="00a14af1"/>
    </style:style>
    <style:style style:name="T145" style:family="text">
      <style:text-properties officeooo:rsid="00a219e6"/>
    </style:style>
    <style:style style:name="T146" style:family="text">
      <style:text-properties officeooo:rsid="00a30c4c"/>
    </style:style>
    <style:style style:name="T147" style:family="text">
      <style:text-properties officeooo:rsid="00a38e31"/>
    </style:style>
    <style:style style:name="T148" style:family="text">
      <style:text-properties officeooo:rsid="00a49069"/>
    </style:style>
    <style:style style:name="T149" style:family="text">
      <style:text-properties officeooo:rsid="00a70b0e"/>
    </style:style>
    <style:style style:name="T150" style:family="text">
      <style:text-properties officeooo:rsid="00a8e2c4"/>
    </style:style>
    <style:style style:name="T151" style:family="text">
      <style:text-properties officeooo:rsid="00aa8d6b"/>
    </style:style>
    <style:style style:name="T152" style:family="text">
      <style:text-properties officeooo:rsid="00ab5519"/>
    </style:style>
    <style:style style:name="T153" style:family="text">
      <style:text-properties officeooo:rsid="00ad1dab"/>
    </style:style>
    <style:style style:name="T154" style:family="text">
      <style:text-properties officeooo:rsid="00adfb62"/>
    </style:style>
    <style:style style:name="T155" style:family="text">
      <style:text-properties officeooo:rsid="00afed93"/>
    </style:style>
    <style:style style:name="T156" style:family="text">
      <style:text-properties officeooo:rsid="00afee0b"/>
    </style:style>
    <style:style style:name="T157" style:family="text">
      <style:text-properties officeooo:rsid="00b08689"/>
    </style:style>
    <style:style style:name="T158" style:family="text">
      <style:text-properties officeooo:rsid="00b0992b"/>
    </style:style>
    <style:style style:name="T159" style:family="text">
      <style:text-properties officeooo:rsid="00b10283"/>
    </style:style>
    <style:style style:name="T160" style:family="text">
      <style:text-properties officeooo:rsid="00b1b356"/>
    </style:style>
    <style:style style:name="T161" style:family="text">
      <style:text-properties officeooo:rsid="00b2a14b"/>
    </style:style>
    <style:style style:name="T162" style:family="text">
      <style:text-properties officeooo:rsid="00b30b1f"/>
    </style:style>
    <style:style style:name="T163" style:family="text">
      <style:text-properties officeooo:rsid="00b4c594"/>
    </style:style>
    <style:style style:name="T164" style:family="text">
      <style:text-properties officeooo:rsid="00b6e659"/>
    </style:style>
    <style:style style:name="T165" style:family="text">
      <style:text-properties officeooo:rsid="00b878c2"/>
    </style:style>
    <style:style style:name="T166" style:family="text">
      <style:text-properties officeooo:rsid="00b9e690"/>
    </style:style>
    <style:style style:name="T167" style:family="text">
      <style:text-properties officeooo:rsid="00ba1848"/>
    </style:style>
    <style:style style:name="T168" style:family="text">
      <style:text-properties officeooo:rsid="00bbac26"/>
    </style:style>
    <style:style style:name="T169" style:family="text">
      <style:text-properties officeooo:rsid="00bbc01e"/>
    </style:style>
    <style:style style:name="T170" style:family="text">
      <style:text-properties officeooo:rsid="00bd20a9"/>
    </style:style>
    <style:style style:name="T171" style:family="text">
      <style:text-properties officeooo:rsid="00bd4084"/>
    </style:style>
    <style:style style:name="T172" style:family="text">
      <style:text-properties officeooo:rsid="00beaaf6"/>
    </style:style>
    <style:style style:name="T173" style:family="text">
      <style:text-properties officeooo:rsid="00c1e5c5"/>
    </style:style>
    <style:style style:name="T174" style:family="text">
      <style:text-properties officeooo:rsid="00c3d395"/>
    </style:style>
    <style:style style:name="T175" style:family="text">
      <style:text-properties officeooo:rsid="00c5d29c"/>
    </style:style>
    <style:style style:name="T176" style:family="text">
      <style:text-properties officeooo:rsid="00c648b8"/>
    </style:style>
    <style:style style:name="T177" style:family="text">
      <style:text-properties officeooo:rsid="00c6d6c9"/>
    </style:style>
    <style:style style:name="T178" style:family="text">
      <style:text-properties officeooo:rsid="00c85027"/>
    </style:style>
    <style:style style:name="T179" style:family="text">
      <style:text-properties officeooo:rsid="00ca14eb"/>
    </style:style>
    <style:style style:name="T180" style:family="text">
      <style:text-properties officeooo:rsid="00cae83d"/>
    </style:style>
    <style:style style:name="T181" style:family="text">
      <style:text-properties officeooo:rsid="00cb774d"/>
    </style:style>
    <style:style style:name="T182" style:family="text">
      <style:text-properties officeooo:rsid="00cca001"/>
    </style:style>
    <style:style style:name="T183" style:family="text">
      <style:text-properties officeooo:rsid="00ccdf06"/>
    </style:style>
    <style:style style:name="T184" style:family="text">
      <style:text-properties officeooo:rsid="00cd9451"/>
    </style:style>
    <style:style style:name="T185" style:family="text">
      <style:text-properties officeooo:rsid="00cdd638"/>
    </style:style>
    <style:style style:name="T186" style:family="text">
      <style:text-properties officeooo:rsid="00ceb9d8"/>
    </style:style>
    <style:style style:name="T187" style:family="text">
      <style:text-properties officeooo:rsid="00cfb26c"/>
    </style:style>
    <style:style style:name="T188" style:family="text">
      <style:text-properties officeooo:rsid="00d033c1"/>
    </style:style>
    <style:style style:name="T189" style:family="text">
      <style:text-properties officeooo:rsid="00d1662d"/>
    </style:style>
    <style:style style:name="T190" style:family="text">
      <style:text-properties officeooo:rsid="00d20ce8"/>
    </style:style>
    <style:style style:name="T191" style:family="text">
      <style:text-properties officeooo:rsid="00d3eded"/>
    </style:style>
    <style:style style:name="T192" style:family="text">
      <style:text-properties officeooo:rsid="00d4d56d"/>
    </style:style>
    <style:style style:name="T193" style:family="text">
      <style:text-properties officeooo:rsid="00d4d72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Chapter One</text:p>
      <text:p text:style-name="P1"/>
      <text:p text:style-name="P1"><text:s text:c="5"/><text:span text:style-name="T1">Russ looked around his surroundings. He had just traveled to the year 2145. </text:span><text:span text:style-name="T2">Victoria detected a ripple in the time stream. </text:span><text:span text:style-name="T3">He had been sent there to change something. Finding out what he needed to change would be difficult.</text:span></text:p>
      <text:p text:style-name="P1"><text:s text:c="5"/><text:span text:style-name="T4">Well not that difficult, his time watch would point the direction of the disturbance but that was about it. Finding exactly what it was would be a different story.</text:span></text:p>
      <text:p text:style-name="P1"><text:s text:c="5"/><text:span text:style-name="T5">Russ walked in the direction his time watch provided, </text:span><text:span text:style-name="T6">West</text:span><text:span text:style-name="T5">. He was headed into the heart of San Francisco. The place of his birth.</text:span></text:p>
      <text:p text:style-name="P1"><text:s text:c="5"/><text:span text:style-name="T5">The time watch beeped quietly as he walked as to not draw attention to himself.</text:span></text:p>
      <text:p text:style-name="P1"><text:s text:c="5"/><text:span text:style-name="T7">Passing Golden Gate Park, Russ heard his time watch beep faster. He was getting close. </text:span><text:span text:style-name="T8">Turning into the park, Russ looked around. </text:span><text:span text:style-name="T9">Sitting in the middle of the park was a crystal.</text:span></text:p>
      <text:p text:style-name="P1"><text:s text:c="5"/><text:span text:style-name="T9">It was no ordinary crystal. This crystal glowed purple. </text:span><text:span text:style-name="T10">Russ picked up the crystal and examined it. They used crystals when creating the time travel device. They were much like the crystal he held in his hand.</text:span></text:p>
      <text:p text:style-name="P1"><text:s text:c="5"/><text:span text:style-name="T10">It was at that moment he remembered he shouldn’t have picked up the crystal without gloves on.</text:span></text:p>
      <text:p text:style-name="P1"><text:s text:c="5"/><text:span text:style-name="T10">Time shifted before Russ. He was no longer in 2145. Landing in an alley way, Russ looked around. When was he? Russ looked at his time watch. It didn’t recognize the time Russ had landed in.</text:span></text:p>
      <text:p text:style-name="P1"><text:s text:c="5"/><text:span text:style-name="T11">Time crystals were known to send a traveler within their own lifetime to different places. This particular crystal did just that.</text:span></text:p>
      <text:p text:style-name="P1"><text:soft-page-break/><text:s text:c="5"/><text:span text:style-name="T11">Russ ran out of the alley and looked for a newspaper stand. Any stand would do, he just needed to get the current date.</text:span></text:p>
      <text:p text:style-name="P1"><text:s text:c="5"/><text:span text:style-name="T12">Coming upon a newspaper stand, Russ picked up a newspaper. July 20, 1992. He gasped, the time crystal had taken him further into the past. </text:span><text:span text:style-name="T13">Russ put the crystal in his pocket. Maybe if he didn’t touch it, he wouldn’t travel again.</text:span></text:p>
      <text:p text:style-name="P1"><text:s text:c="5"/><text:span text:style-name="T13">Victoria was right, there was a ripple in time and the time crystal was it. Along with Russ picking it up. He had caused the ripple.</text:span></text:p>
      <text:p text:style-name="P1"><text:s text:c="5"/><text:span text:style-name="T14">The question though was who had placed the crystal there, </text:span><text:span text:style-name="T15">in the park,</text:span><text:span text:style-name="T14"> to begin with? </text:span><text:span text:style-name="T15">It was a very odd place to put a time crystal. Most people, if they ever came across such a crystal, would keep it in </text:span><text:span text:style-name="T16">a safe place</text:span><text:span text:style-name="T15"> once they figured out what it did.</text:span></text:p>
      <text:p text:style-name="P1"><text:s text:c="5"/><text:span text:style-name="T17">Russ wondered what would cause someone to leave behind a time crystal in a park. He wondered if Chief had something to do with it, but decided against that course of thought. </text:span><text:span text:style-name="T18">Chief was done with time travel, he didn’t want anything else to do with it.</text:span></text:p>
      <text:p text:style-name="P1"><text:s text:c="5"/><text:span text:style-name="T19">Looking at other articles in the newspaper, Russ saw who was president, what was happening in the world at that moment. He wasn’t pleased with what he read. There was a nuclear missile test happening in the United States that week.</text:span></text:p>
      <text:p text:style-name="P2"><text:s text:c="5"/><text:span text:style-name="T19">To Russ’s knowledge the US didn’t use nuclear missiles. They never had, not in his lifetime. </text:span><text:span text:style-name="T20">Sure they used nuclear devices in their navy ships, but never in a weapon.</text:span></text:p>
      <text:p text:style-name="P1"><text:s text:c="5"/><text:span text:style-name="T20">He thought about the time crystal in his pocket and wondered if someone had caused a change in the world so the US would be testing nuclear missiles.</text:span></text:p>
      <text:p text:style-name="P1"><text:s text:c="5"/><text:span text:style-name="T21">Russ put the newspaper down after the stand owner had been staring at him for a while. Either you </text:span><text:soft-page-break/><text:span text:style-name="T21">pay or you put the paper down. He had told Russ. Russ decided against making the man upset or mad. He needed to get to a payphone and contact the White House, or someone within the Pentagon. Something had to be done about the nuclear weapons.</text:span></text:p>
      <text:p text:style-name="P1"><text:s text:c="5"/>“<text:span text:style-name="T22">White House switchboard.” A female voice came over the line.</text:span></text:p>
      <text:p text:style-name="P1"><text:s text:c="5"/><text:span text:style-name="T22">Russ breathed in and exhaled. “Hi yes, we shouldn’t be using nuclear missiles. It’s wrong.”</text:span></text:p>
      <text:p text:style-name="P1"><text:s text:c="5"/><text:span text:style-name="T22">His delivery could have been better.</text:span></text:p>
      <text:p text:style-name="P1"><text:s text:c="5"/>“<text:span text:style-name="T22">Everyone has a right to their opinion sir. But you cannot compel the White House or any other government organization to stop using nuclear missiles. Have a nice day.” Click. She hang up on him.</text:span></text:p>
      <text:p text:style-name="P1"><text:s text:c="5"/><text:span text:style-name="T22">Russ sighed. How would he get someone to listen to him? Tell some high ranking official he was from the future and this was all wrong? No that wouldn’t fly.</text:span></text:p>
      <text:p text:style-name="P1"><text:s text:c="5"/><text:span text:style-name="T22">Maybe the time crystal would help. Pulling the crystal out of his pocket, it activated sending Russ through time again.</text:span></text:p>
      <text:p text:style-name="P1"><text:s text:c="5"/><text:span text:style-name="T22">This time he landed in 1995. Three years later. Russ landed in what looked like a war zone. Explosions were going off everywhere he looked.</text:span></text:p>
      <text:p text:style-name="P1"><text:s text:c="5"/>“<text:span text:style-name="T23">What the hell?” Russ said.</text:span></text:p>
      <text:p text:style-name="P1"><text:s text:c="5"/>“<text:span text:style-name="T23">You there!” A man came running up to Russ. “What are you doing here? You’re in a war zone, you can’t be here!”</text:span></text:p>
      <text:p text:style-name="P1"><text:s text:c="5"/><text:span text:style-name="T23">Russ looked at the man’s uniform. It was US Military for sure, he held the rank of lieutenant.</text:span></text:p>
      <text:p text:style-name="P1"><text:s text:c="5"/>“<text:span text:style-name="T24">Where am I?”</text:span></text:p>
      <text:p text:style-name="P1"><text:s text:c="5"/>“<text:span text:style-name="T24">San Francisco.” The man answered. “You get hit in the head or something?”</text:span></text:p>
      <text:p text:style-name="P1"><text:soft-page-break/><text:s text:c="5"/><text:span text:style-name="T24">Russ felt woozy. He didn’t feel good at all. He couldn’t believe the man’s words. San Francisco had turned into a war zone? How on earth did this happen? Russ remembered the nuclear missiles being launched back in 1992. If that had led to this. His thoughts ceased at that point. What in the world had the US gotten itself into?</text:span></text:p>
      <text:p text:style-name="P1"><text:s text:c="5"/><text:span text:style-name="T24">Russ held onto the time crystal again, again he jumped around in time.</text:span></text:p>
      <text:p text:style-name="P1"><text:s text:c="5"/><text:span text:style-name="T24">Russ woke up laying on the grass under a tall tree. He looked around. Nothing was on fire, that was a good sign. He seemed to be in a normal place for once.</text:span></text:p>
      <text:p text:style-name="P3"><text:s text:c="5"/><text:span text:style-name="T25">A woman walked up to him and handed him a flower. “Peace.” She said holding up two fingers. </text:span></text:p>
      <text:p text:style-name="P5"><text:s text:c="5"/>Russ held up two fingers in return, “Peace.”</text:p>
      <text:p text:style-name="P3"><text:s text:c="5"/><text:span text:style-name="T25">Oh no, Russ thought, I’m in the sixties. He hated the Sixties. It was a decade Russ had sworn he would never return to. </text:span><text:span text:style-name="T26">It was in the sixties that he and Chief had come up with a way to time travel by finding the time crystals and harnessing their power. That was roughly two hundred years ago.</text:span></text:p>
      <text:p text:style-name="P3"><text:s text:c="5"/><text:span text:style-name="T27">Russ stood up and watched two jets fly overhead. Where were they headed, he wondered. Jets just don’t fly over San Francisco everyday of the week. Not that he remembered. Were they on patrol or something?</text:span></text:p>
      <text:p text:style-name="P3"><text:s text:c="5"/><text:span text:style-name="T27">Walking to the nearest library, he saw protesters shouting. “Stop the war! Stop the killing! </text:span><text:span text:style-name="T28">Stop the violence!</text:span><text:span text:style-name="T27">”</text:span></text:p>
      <text:p text:style-name="P3"><text:s text:c="5"/><text:span text:style-name="T28">Stepping into the library, Russ headed to the newspaper section. He wanted to read up on what was going on.</text:span></text:p>
      <text:p text:style-name="P3"><text:s text:c="5"/><text:span text:style-name="T28">In this timeline Pearl Harbor never took place. The Japanese attacked China instead.</text:span></text:p>
      <text:p text:style-name="P3"><text:soft-page-break/><text:s text:c="5"/><text:span text:style-name="T28">Russ paused. In this timeline, he thought. Wow. Talk about something strange taking place. He continued to read.</text:span></text:p>
      <text:p text:style-name="P3"><text:s text:c="5"/><text:span text:style-name="T29">After an hour of reading the news, Russ became disinterested in it. He couldn’t have come to this time based on a coincidence. There had to be a reason for it.</text:span></text:p>
      <text:p text:style-name="P3"><text:s text:c="5"/><text:span text:style-name="T29">Cursed time crystal. Russ thought. There didn’t need to be a reason for this. </text:span><text:span text:style-name="T30">It just was.</text:span></text:p>
      <text:p text:style-name="P4"><text:span text:style-name="T30"><text:s text:c="5"/></text:span><text:span text:style-name="T31">Russ walked out of the library. If memory served Kennedy was president. But not for much longer, he would be assassinated in November of ‘63.</text:span></text:p>
      <text:p text:style-name="P6"><text:s text:c="5"/><text:span text:style-name="T31">Looking back at the protesters, Russ admired their courage. It took a lot of guts to stand on a picket line and shout what you believed in.</text:span></text:p>
      <text:p text:style-name="P6"><text:s text:c="5"/><text:span text:style-name="T32">Feeling the weight of the time crystal in his pocket, Russ felt the weight of the world on his shoulders. </text:span><text:span text:style-name="T33">He needed to get through to someone. Anyone who would hear him.</text:span></text:p>
      <text:p text:style-name="P6"><text:s text:c="5"/><text:span text:style-name="T33">Russ knew just the man to see.</text:span></text:p>
      <text:p text:style-name="P6"/>
      <text:p text:style-name="P7">Chapter Two</text:p>
      <text:p text:style-name="P7"/>
      <text:p text:style-name="P7"><text:s text:c="5"/><text:span text:style-name="T34">Chief was hard at work. He was trying to prove a theory that time travel would be possible. Standing at a chalkboard, he wrote on it some mathematical symbols and calculations.</text:span></text:p>
      <text:p text:style-name="P7"><text:s text:c="5"/><text:span text:style-name="T35">The door opened.</text:span></text:p>
      <text:p text:style-name="P7"><text:s text:c="5"/>“<text:span text:style-name="T35">Whoever you are I have this lab for another five minutes, so you best be leaving.” Chief said.</text:span></text:p>
      <text:p text:style-name="P7"><text:s text:c="5"/><text:span text:style-name="T35">Russ laughed. “Hi Chief.”</text:span></text:p>
      <text:p text:style-name="P7"><text:s text:c="5"/><text:span text:style-name="T35">Chief turned around to see Russ standing there. “Do I know you?” He asked.</text:span></text:p>
      <text:p text:style-name="P7"><text:s text:c="5"/><text:span text:style-name="T35">Russ shook his head. “No, not yet. But you will.”</text:span></text:p>
      <text:p text:style-name="P7"><text:s text:c="5"/>“<text:span text:style-name="T35">But you know me.”</text:span></text:p>
      <text:p text:style-name="P7"><text:soft-page-break/><text:s text:c="5"/>“<text:span text:style-name="T35">All too well my friend.” Russ said. “</text:span><text:span text:style-name="T36">You could say I’m proof that time travel exists.”</text:span></text:p>
      <text:p text:style-name="P7"><text:s text:c="5"/><text:span text:style-name="T37">Chief dropped his chalk.</text:span></text:p>
      <text:p text:style-name="P7"><text:s text:c="5"/><text:span text:style-name="T38">Russ looked at the equation on the blackboard. “The equation.” He said. “The equation that proves time travel to be possible.”</text:span></text:p>
      <text:p text:style-name="P7"><text:s text:c="5"/><text:span text:style-name="T38">Chief looked back at the board and nodded. “An unfinished equation.”</text:span></text:p>
      <text:p text:style-name="P7"><text:s text:c="5"/><text:span text:style-name="T38">Russ nodded. “You should have a three right there instead of a two. It took you days to figure that out. You’re welcome.”</text:span></text:p>
      <text:p text:style-name="P7"><text:s text:c="5"/><text:span text:style-name="T38">Chief looked at the board. Picking up the chalk he made the change. “Of course! What a silly mistake.”</text:span></text:p>
      <text:p text:style-name="P7"><text:s text:c="5"/>“<text:span text:style-name="T39">How do we know each other exactly?” Chief asked.</text:span></text:p>
      <text:p text:style-name="P7"><text:s text:c="5"/><text:span text:style-name="T39">Russ smiled. “You and I go on time traveling adventures together my friend. Well we used to. You kinda gave it up.”</text:span></text:p>
      <text:p text:style-name="P7"><text:s text:c="5"/>“<text:span text:style-name="T39">We what?” Chief’s jaw dropped open. His wildest dreams were coming true right before his eyes. “</text:span><text:span text:style-name="T40">When do we meet exactly?”</text:span></text:p>
      <text:p text:style-name="P7"><text:s text:c="5"/><text:span text:style-name="T40">Russ shook his head. “That I can’t tell you. But it is soon.” He said. “I came for your help.” Reaching into his pocket carefully with a clothed hand, Russ pulled out the time crystal. “Have you ever seen one of these before?”</text:span></text:p>
      <text:p text:style-name="P7"><text:s text:c="5"/><text:span text:style-name="T40">Chief looked at the crystal and nodded. “Yes, I have one back at my house. It caused me to travel a day into the future and then back again. I had gotten into some fight with my girlfriend, I saw the fight coming and didn’t change it when it happened again.</text:span></text:p>
      <text:p text:style-name="P7"><text:s text:c="5"/><text:span text:style-name="T41">I put it away for safe keeping so when the time was right I would use it in hopefully a time travel machine of sorts.</text:span></text:p>
      <text:p text:style-name="P7"><text:soft-page-break/><text:s text:c="5"/><text:span text:style-name="T41">Russ nodded. “That’s right. Okay so I’m right on track here.” He said. “</text:span><text:span text:style-name="T42">Chief I found this time crystal earlier today in the year 2145. It was causing what we call a ripple effect into the past. </text:span><text:span text:style-name="T43">Time has been changing ever since.</text:span><text:span text:style-name="T42">”</text:span></text:p>
      <text:p text:style-name="P7"><text:s text:c="5"/>“<text:span text:style-name="T43">Time has been changing?” Chief asked. “How absurd, time only moves forward not backwards. Everyone knows that.”</text:span></text:p>
      <text:p text:style-name="P7"><text:s text:c="5"/>“<text:span text:style-name="T43">I can’t explain it.” Russ said. “Only that’s what’s been happening. The past has been changed by this time crystal when I came in contact with it.”</text:span></text:p>
      <text:p text:style-name="P7"><text:s text:c="5"/>“<text:span text:style-name="T43">Your crystal is a lot bigger than the one I found.” Chief said. “Must have more power in it too. </text:span><text:span text:style-name="T44">If it does what you claim it to do.</text:span><text:span text:style-name="T43">”</text:span></text:p>
      <text:p text:style-name="P7"><text:s text:c="5"/>“<text:span text:style-name="T44">I do claim it to do just that.” Russ said standing by his word. “I need your help.”</text:span></text:p>
      <text:p text:style-name="P7"><text:s text:c="5"/>“<text:span text:style-name="T44">What can I do? You’re the one with the time crystal.” Chief said. “I assume when you come from you also have a time machine device.”</text:span></text:p>
      <text:p text:style-name="P7"><text:s text:c="5"/>“<text:span text:style-name="T44">I do.” Russ said. “But that’s not the reason I came. I need your help to stop the past from being destroyed.”</text:span></text:p>
      <text:p text:style-name="P7"><text:s text:c="5"/>“<text:span text:style-name="T44">You need my help.” Chief said pointing to the equation. “I can’t even get this damn equation finished and you need my help?!”</text:span></text:p>
      <text:p text:style-name="P7"><text:s text:c="5"/><text:span text:style-name="T45">Russ nodded. “Yes, I need your help.” He said. “Think of it this way, you’re my </text:span><text:span text:style-name="T46">O</text:span><text:span text:style-name="T45">bi </text:span><text:span text:style-name="T46">W</text:span><text:span text:style-name="T45">an.”</text:span></text:p>
      <text:p text:style-name="P7"><text:s text:c="5"/>“<text:span text:style-name="T45">I’m your what?”</text:span></text:p>
      <text:p text:style-name="P7"><text:s text:c="5"/><text:span text:style-name="T45">Russ shook his head. “Never mind, movie hasn’t come out yet.”</text:span></text:p>
      <text:p text:style-name="P7"><text:s text:c="5"/><text:span text:style-name="T47">There was a knock at the door. “Come on man, time’s up!”</text:span></text:p>
      <text:p text:style-name="P7"><text:s text:c="5"/><text:span text:style-name="T47">Chief nodded. “My lab time is up apparently. I must be going.”</text:span></text:p>
      <text:p text:style-name="P7"><text:s text:c="5"/>“<text:span text:style-name="T47">I’ll go with you.” Russ said.</text:span></text:p>
      <text:p text:style-name="P7"><text:soft-page-break/><text:s text:c="5"/><text:span text:style-name="T47">Chief nodded. “Whatever floats your boat </text:span><text:span text:style-name="T48">man</text:span><text:span text:style-name="T47">.”</text:span></text:p>
      <text:p text:style-name="P7"><text:s text:c="5"/><text:span text:style-name="T48">The duo exited the lab.</text:span></text:p>
      <text:p text:style-name="P7"><text:s text:c="5"/><text:span text:style-name="T49">On their way back to the library, Russ looked at Chief. The man hadn’t aged a day. It was impossible to think he was working with Chief again albeit this time Russ was the older much more experienced lab partner.</text:span></text:p>
      <text:p text:style-name="P7"><text:s text:c="5"/><text:span text:style-name="T50">Russ and Chief entered the library and went to the science fiction section. Russ laughed at the thought. Looking at science fiction while working on a time machine. It was a bit ironic.</text:span></text:p>
      <text:p text:style-name="P7"><text:s text:c="5"/><text:span text:style-name="T51">Russ never picked Chief to be a fan of science fiction. Science? Yes. Fiction? No.</text:span></text:p>
      <text:p text:style-name="P7"><text:s text:c="5"/><text:span text:style-name="T51">Chief picked up a book and began reading the dust jacket cover flap on the inside. “This will be perfect.” He said. “Are you getting anything?”</text:span></text:p>
      <text:p text:style-name="P7"><text:s text:c="5"/><text:span text:style-name="T51">Russ shook his head. “No, I think I’ll skip this time around. Thanks though.”</text:span></text:p>
      <text:p text:style-name="P7"><text:s text:c="5"/>“<text:span text:style-name="T51">Suit yourself.” Chief said.</text:span></text:p>
      <text:p text:style-name="P7"><text:s text:c="5"/><text:span text:style-name="T52">Going to Chief’s apartment, he had some questions for Russ.</text:span></text:p>
      <text:p text:style-name="P7"><text:s text:c="5"/>“<text:span text:style-name="T52">Did my future self tell you to come and meet me earlier than expected? Are you really here to help me finish that equation?” Chief asked.</text:span></text:p>
      <text:p text:style-name="P7"><text:s text:c="5"/><text:span text:style-name="T52">Russ shook his head. “No, you didn’t send me early to help you. I landed in this time purely by coincidence.”</text:span></text:p>
      <text:p text:style-name="P7"><text:s text:c="5"/><text:span text:style-name="T53">Chief nodded. “I see. So you’re on some kind of quest is that it?”</text:span></text:p>
      <text:p text:style-name="P7"><text:s text:c="5"/><text:span text:style-name="T53">Russ nodded. “Something like that.”</text:span></text:p>
      <text:p text:style-name="P7"><text:s text:c="5"/>“<text:span text:style-name="T54">I see.” Chief said. “Well I hope I don’t disappoint.”</text:span></text:p>
      <text:p text:style-name="P7"><text:s text:c="5"/><text:span text:style-name="T54">Russ smiled. He was sure Chief wouldn’t disappoint. This was a time when Chief still wanted </text:span><text:soft-page-break/><text:span text:style-name="T54">to time travel. It was his ambition in life to time travel. This was his golden era as it were.</text:span></text:p>
      <text:p text:style-name="P7"/>
      <text:p text:style-name="P8">Chapter Three</text:p>
      <text:p text:style-name="P8"/>
      <text:p text:style-name="P8"><text:s text:c="5"/><text:span text:style-name="T55">Russ stood at a hotel window looking out at the people below. They had no idea what dangers would be coming their way in the next thirty years </text:span><text:span text:style-name="T56">if he didn’t find a way to change the timeline.</text:span></text:p>
      <text:p text:style-name="P8"><text:s text:c="5"/><text:span text:style-name="T56">Sipping a cup of coffee, Russ wondered exactly how things would turn out </text:span><text:span text:style-name="T57">this time around</text:span><text:span text:style-name="T56">.</text:span></text:p>
      <text:p text:style-name="P8"><text:s text:c="5"/><text:span text:style-name="T57">Chief was sitting at a table in the hotel room looking over diagrams. “So this device makes you time travel when you’ve gone back to another time?” he asked.</text:span></text:p>
      <text:p text:style-name="P8"><text:s text:c="5"/><text:span text:style-name="T57">Russ nodded. “Yes, we call it a time watch.” He said. “I know I probably shouldn’t be telling you all of this, but I need to get you up to speed as quickly as possible.”</text:span></text:p>
      <text:p text:style-name="P8"><text:s text:c="5"/><text:span text:style-name="T58">Chief smiled. “I’m glad to see my work is actually going somewhere in the future.” He said. “It would be a shame if it hadn’t.”</text:span></text:p>
      <text:p text:style-name="P8"><text:s text:c="5"/><text:span text:style-name="T59">Russ sipped his coffee. He wished there was a way to simply change the future. Make things work out the way he knows the future should be laid out. But that wasn’t possible. Russ sighed.</text:span></text:p>
      <text:p text:style-name="P8"><text:s text:c="5"/><text:span text:style-name="T59">Chief was excited about all of the information he was learning. The things he would invent with Russ were invaluable to </text:span><text:span text:style-name="T60">the human race as a whole. </text:span><text:span text:style-name="T61">Even if he had to keep it all a secret.</text:span></text:p>
      <text:p text:style-name="P8"><text:s text:c="5"/><text:span text:style-name="T61">Setting his coffee cup down, Russ looked at Chief. “Do you want to try testing the time watch?” He smiled gesturing to the device on his wrist.</text:span></text:p>
      <text:p text:style-name="P8"><text:s text:c="5"/><text:span text:style-name="T61">Chief nodded. “You have one with you? Of course you do! Yes!”</text:span></text:p>
      <text:p text:style-name="P8"><text:soft-page-break/><text:s text:c="5"/><text:span text:style-name="T61">Russ programmed the watch to take Chief into the middle of next week and then bring him back. “</text:span><text:span text:style-name="T62">See you in a few seconds.” Placing the watch on Chief’s wrist, he activated it.</text:span></text:p>
      <text:p text:style-name="P8"><text:s text:c="5"/><text:span text:style-name="T62">Chief disappeared.</text:span></text:p>
      <text:p text:style-name="P8"/>
      <text:p text:style-name="P10">* * *</text:p>
      <text:p text:style-name="P9"/>
      <text:p text:style-name="P9"><text:s text:c="5"/>Chief appeared in the middle of campus. He quickly ducked behind a pillar as to not be seen by anyone.</text:p>
      <text:p text:style-name="P9"><text:s text:c="5"/><text:span text:style-name="T63">Looking around everything seemed normal. Until he saw himself walking down the street. Chief was about to call out to himself but decided against it.</text:span></text:p>
      <text:p text:style-name="P9"><text:s text:c="5"/><text:span text:style-name="T63">He watched as a man approached Chief.</text:span></text:p>
      <text:p text:style-name="P9"><text:s text:c="5"/>“<text:span text:style-name="T63">Richard we have to talk.” The man said.</text:span></text:p>
      <text:p text:style-name="P9"><text:s text:c="5"/><text:span text:style-name="T63">Chief looked back at the man. “Yes Dean Cook, what can I do for you?”</text:span></text:p>
      <text:p text:style-name="P9"><text:s text:c="5"/>“<text:span text:style-name="T63">I’m sorry to say this but we have to cut your funding. It’s a waste of time.”</text:span></text:p>
      <text:p text:style-name="P9"><text:s text:c="5"/>“<text:span text:style-name="T64">A waste of time?” Chief said. “How dare you say that! It’s not a waste of time, I have proof!”</text:span></text:p>
      <text:p text:style-name="P9"><text:s text:c="5"/>“<text:span text:style-name="T64">You have a chalkboard full of an unfinished equation. That’s all.” The man said.</text:span></text:p>
      <text:p text:style-name="P9"><text:s text:c="5"/><text:span text:style-name="T64">Chief frowned and walked away.</text:span></text:p>
      <text:p text:style-name="P9"><text:s text:c="5"/><text:span text:style-name="T64">Chief looked to the watch on his wrist, he was about to run after the dean but was caught back in time and vanished.</text:span></text:p>
      <text:p text:style-name="P9"/>
      <text:p text:style-name="P12">* * *</text:p>
      <text:p text:style-name="P11"/>
      <text:p text:style-name="P11"><text:s text:c="5"/>Chief was back in the hotel room. “That was a rush.” He said.</text:p>
      <text:p text:style-name="P11"><text:s text:c="5"/>Russ nodded. “Didn’t I tell you? What did you see?”</text:p>
      <text:p text:style-name="P11"><text:soft-page-break/><text:s text:c="5"/>“I saw myself.”</text:p>
      <text:p text:style-name="P11"><text:s text:c="5"/>“That’s been known to happen.” Russ said.</text:p>
      <text:p text:style-name="P11"><text:s text:c="5"/>“The dean spoke to me. Said they were cutting my funding. The project is toast.” Chief said.</text:p>
      <text:p text:style-name="P11"><text:s text:c="5"/>Russ nodded. “Yeah that’s when you dip into your parents money.”</text:p>
      <text:p text:style-name="P11"><text:s text:c="5"/>Chief looked at Russ. “I do what? They would never allow it.”</text:p>
      <text:p text:style-name="P11"><text:s text:c="5"/>Russ smiled. “You didn’t ask.” <text:span text:style-name="T65">He placed a hand on Chief’s shoulder. “It’ll be okay, I promise.”</text:span></text:p>
      <text:p text:style-name="P11"><text:s text:c="5"/><text:span text:style-name="T65">Chief frowned. “But you said I stop time traveling with you.”</text:span></text:p>
      <text:p text:style-name="P11"><text:s text:c="5"/><text:span text:style-name="T65">Russ nodded. “Yeah that part’s complicated. </text:span><text:span text:style-name="T66">You never really traveled with me due to a conflict of interests.</text:span><text:span text:style-name="T65">” </text:span><text:span text:style-name="T66">He said. “It’s a long story.”</text:span></text:p>
      <text:p text:style-name="P11"><text:s text:c="5"/>“<text:span text:style-name="T67">Sounds like it.” Chief said. </text:span><text:span text:style-name="T68">Taking the time watch off his wrist he handed it back to Russ.</text:span></text:p>
      <text:p text:style-name="P11"><text:s text:c="5"/><text:span text:style-name="T68">Russ took the time watch from Chief and placed it on his own wrist. He was tempted to use it and go back into the future but feared the worst. There was no way of telling if life would turn out for the best.</text:span></text:p>
      <text:p text:style-name="P11"><text:s text:c="5"/>“<text:span text:style-name="T68">We need to make sure you finish that equation before the dean talks with you.” Russ said.</text:span></text:p>
      <text:p text:style-name="P11"><text:s text:c="5"/><text:span text:style-name="T68">Chief agreed. “Yes, with your knowledge of it we should be able to finish it quickly.”</text:span></text:p>
      <text:p text:style-name="P11"><text:s text:c="5"/><text:span text:style-name="T68">The two men spent the rest of the afternoon working on the equation. Where Russ’s knowledge came in helpful is where Chief’s thought process faded. They were the perfect team.</text:span></text:p>
      <text:p text:style-name="P11"><text:s text:c="5"/>“<text:span text:style-name="T69">Aren’t you afraid of changing the timeline?” Chief asked.</text:span></text:p>
      <text:p text:style-name="P11"><text:s text:c="5"/><text:span text:style-name="T69">Russ shook his head. “No not really. It’s already messed up, what more could I possibly do to it?”</text:span></text:p>
      <text:p text:style-name="P11"><text:s text:c="5"/>“<text:span text:style-name="T69">True.” Chief agreed. “</text:span><text:span text:style-name="T70">I hadn’t thought about that.”</text:span></text:p>
      <text:p text:style-name="P11"><text:soft-page-break/><text:s text:c="5"/>“<text:span text:style-name="T70">And if this equals true.” Russ said gesturing to the chalkboard. “Then this part must equal infinity.”</text:span></text:p>
      <text:p text:style-name="P11"><text:s text:c="5"/>“<text:span text:style-name="T70">Making time traveling possible to anywhere anytime.” Chief said.</text:span></text:p>
      <text:p text:style-name="P11"><text:s text:c="5"/>“<text:span text:style-name="T70">Correct.” Russ replied. “The equation is finished. There’s no way that dean can cancel your funding. Your parents weren’t too pleased when you took their money without asking.”</text:span></text:p>
      <text:p text:style-name="P11"><text:s text:c="5"/>“<text:span text:style-name="T70">I bet.” Chief said. “</text:span><text:span text:style-name="T71">Tell me something Russ.”</text:span></text:p>
      <text:p text:style-name="P11"><text:s text:c="5"/><text:span text:style-name="T71">Russ nodded. “What’s on your mind?”</text:span></text:p>
      <text:p text:style-name="P11"><text:s text:c="5"/>“<text:span text:style-name="T71">When will we meet for real?”</text:span></text:p>
      <text:p text:style-name="P11"><text:s text:c="5"/><text:span text:style-name="T71">Russ checked the date. “In about a month. I get kicked out of some lecture hall for bringing up the theory of time travel. I’m basically laughed out of the room. </text:span><text:span text:style-name="T72">I bump into you on the street.” He paused. “Why?”</text:span></text:p>
      <text:p text:style-name="P11"><text:s text:c="5"/>“<text:span text:style-name="T72">Just curious.” Chief said.</text:span></text:p>
      <text:p text:style-name="P11"><text:s text:c="5"/>“<text:span text:style-name="T73">I see.” Russ replied. “Well for what it’s worth, thank you for believing in me.”</text:span></text:p>
      <text:p text:style-name="P11"><text:s text:c="5"/>“<text:span text:style-name="T73">No problem.” Chief said.</text:span></text:p>
      <text:p text:style-name="P11"/>
      <text:p text:style-name="P13">Chapter Four</text:p>
      <text:p text:style-name="P13"/>
      <text:p text:style-name="P13"><text:s text:c="5"/><text:span text:style-name="T74">A week later Chief was walking down the street when he bumped into the dean of the school.</text:span></text:p>
      <text:p text:style-name="P13"><text:s text:c="5"/>“<text:span text:style-name="T75">Richard</text:span><text:span text:style-name="T74">.” The dean said. “They said you didn’t have it in you, but here you are and you did it.” He smiled at Chief. “Congrats on getting your equation completed.”</text:span></text:p>
      <text:p text:style-name="P13"><text:s text:c="5"/><text:span text:style-name="T74">Chief nodded. “Thank you sir.”</text:span></text:p>
      <text:p text:style-name="P13"><text:s text:c="5"/>“<text:span text:style-name="T75">Never doubted you for a moment. Keep up the good work.” The dean said as he kept walking.</text:span></text:p>
      <text:p text:style-name="P13"><text:s text:c="5"/><text:span text:style-name="T75">Chief shook his head. Sure he believed in my work. I’ll believe that when monkeys fly. He continued on his way.</text:span></text:p>
      <text:p text:style-name="P13"><text:soft-page-break/><text:s text:c="5"/><text:span text:style-name="T75">Russ </text:span><text:span text:style-name="T76">watched as Chief came up the stairs of the hotel smiling.</text:span></text:p>
      <text:p text:style-name="P13"><text:s text:c="5"/><text:span text:style-name="T77">Entering the room, Chief continued to smile. “I would have never believed it and yet it just happened. Time changed in an instant. That former conversation never took place, I don’t have to go to my parents for money and I can continue working on my time travel theories.”</text:span></text:p>
      <text:p text:style-name="P13"><text:s text:c="5"/><text:span text:style-name="T77">Russ nodded. “That’s great.”</text:span></text:p>
      <text:p text:style-name="P13"><text:s text:c="5"/>“<text:span text:style-name="T77">It’s all thanks to you.” Chief said.</text:span></text:p>
      <text:p text:style-name="P13"><text:s text:c="5"/><text:span text:style-name="T78">Russ shook his head. “I didn’t do anything. I just showed you that it’s possible is all.” </text:span><text:span text:style-name="T79">He smiled at the thought of Chief in his prime again.</text:span></text:p>
      <text:p text:style-name="P13"><text:s text:c="5"/><text:span text:style-name="T80">A question popped into Chief’s head. “Are we sure all of this is happening the way it’s supposed to be happening?” He asked. “I mean you’ve basically interrupted how we meet, the conclusions that we come up to. The theories we’ll work on etc. how do we know you aren’t damaging the timeline?”</text:span></text:p>
      <text:p text:style-name="P13"><text:s text:c="5"/><text:span text:style-name="T80">Russ shook his head. “I don’t know that for sure.” </text:span><text:span text:style-name="T81">He sighed. “I don’t know of anything for certain now. Maybe I am damaging the timeline. Who’s to say if I am or not.” </text:span><text:span text:style-name="T82">He paused at the thought. “I guess when I go back to my own time if it’s damaged then I’ll know for sure.”</text:span></text:p>
      <text:p text:style-name="P13"><text:s text:c="5"/><text:span text:style-name="T83">Chief sighed. “That’s a pretty big if.” He said.</text:span></text:p>
      <text:p text:style-name="P13"><text:s text:c="5"/>“<text:span text:style-name="T83">It is.” Russ agreed. “</text:span><text:span text:style-name="T84">But I think we’ll manage.”</text:span></text:p>
      <text:p text:style-name="P13"><text:s text:c="5"/>“<text:span text:style-name="T85">Why don’t you just travel to the future now?” Chief asked. “See if it’s fixed just by you coming here.”</text:span></text:p>
      <text:p text:style-name="P13"><text:s text:c="5"/><text:span text:style-name="T85">Russ nodded. “I thought of that. But I can’t take any chances </text:span><text:span text:style-name="T86">with the timeline</text:span><text:span text:style-name="T85">. </text:span><text:span text:style-name="T87">It’s already fragile as it is.</text:span><text:span text:style-name="T85">”</text:span></text:p>
      <text:p text:style-name="P13"><text:s text:c="5"/>“<text:span text:style-name="T87">Sounds like it.” Chief said.</text:span></text:p>
      <text:p text:style-name="P13"><text:s text:c="5"/><text:span text:style-name="T87">Russ smiled. “It’s okay old friend, you’ll get there.”</text:span></text:p>
      <text:p text:style-name="P13"><text:soft-page-break/><text:s text:c="5"/>“<text:span text:style-name="T87">That’s not what I was concerned about.” Chief said. “I just want to make sure there’s something there when I do get there.”</text:span></text:p>
      <text:p text:style-name="P13"><text:s text:c="5"/>“<text:span text:style-name="T88">Alright” Russ said “You want to visit the future, see if everything’s okay. Here let’s grab the time crystal and find out.”</text:span></text:p>
      <text:p text:style-name="P13"><text:s text:c="5"/><text:span text:style-name="T88">Pulling the time crystal out of his pocket, Russ handed it to Chief.</text:span></text:p>
      <text:p text:style-name="P13"><text:s text:c="5"/><text:span text:style-name="T88">They vanished.</text:span></text:p>
      <text:p text:style-name="P13"/>
      <text:p text:style-name="P15">* * *</text:p>
      <text:p text:style-name="P14"/>
      <text:p text:style-name="P14"><text:s text:c="5"/>Chief and Russ re emerged in the control room of the time complex. All hell was breaking lo<text:span text:style-name="T89">o</text:span>se.</text:p>
      <text:p text:style-name="P14"><text:s text:c="5"/>“<text:span text:style-name="T90">Russ, thank goodness you’re back.” Alice said. “We have a problem with the main control circuits. They’ll blow in under an hour if we don’t fix them.”</text:span></text:p>
      <text:p text:style-name="P14"><text:s text:c="5"/><text:span text:style-name="T90">She paused as she saw Chief. “Richard?”</text:span></text:p>
      <text:p text:style-name="P14"><text:s text:c="5"/><text:span text:style-name="T90">Chief looked at Alice and nodded. “Yes? Have we met?”</text:span></text:p>
      <text:p text:style-name="P14"><text:s text:c="5"/><text:span text:style-name="T90">Alice looked to Russ who shook his head no.</text:span></text:p>
      <text:p text:style-name="P14"><text:s text:c="5"/>“<text:span text:style-name="T90">Oh, I thought you were someone else.” She walked away.</text:span></text:p>
      <text:p text:style-name="P14"><text:s text:c="5"/>“<text:span text:style-name="T91">That woman knows me.” Chief said.</text:span></text:p>
      <text:p text:style-name="P14"><text:s text:c="5"/><text:span text:style-name="T91">Russ nodded. “Yes she does. Or did rather. It’s a long story.”</text:span></text:p>
      <text:p text:style-name="P14"><text:s text:c="5"/>“<text:span text:style-name="T91">What must we do to stable the core?” Chief asked. He looked around in awe. </text:span><text:span text:style-name="T93">The computer systems were so advanced. So futuristic. </text:span><text:span text:style-name="T94">He never imagined such a place could exist. Not now not in a hundred years.</text:span></text:p>
      <text:p text:style-name="P14"><text:s text:c="5"/>“<text:span text:style-name="T91">We have to go back before it even started.” Russ said. “We have to go back to 1963 and figure things out. Come on.”</text:span></text:p>
      <text:p text:style-name="P14"><text:soft-page-break/><text:s text:c="5"/><text:span text:style-name="T91">Russ pointed his time watch to 1963 </text:span><text:span text:style-name="T94">where a vortex opened</text:span><text:span text:style-name="T91"> and they disappeared.</text:span></text:p>
      <text:p text:style-name="P14"/>
      <text:p text:style-name="P17">* * *</text:p>
      <text:p text:style-name="P16"/>
      <text:p text:style-name="P16"><text:s text:c="5"/><text:span text:style-name="T92">Upon re entering 1963, Chief smiled. “So that was the future.”</text:span></text:p>
      <text:p text:style-name="P16"><text:s text:c="5"/><text:span text:style-name="T92">Russ nodded. “Yes and they’re in trouble.”</text:span></text:p>
      <text:p text:style-name="P16"><text:s text:c="5"/>“<text:span text:style-name="T92">But the fact that you’re here still, that your device works means the future is still intact.” Chief said.</text:span></text:p>
      <text:p text:style-name="P16"><text:s text:c="5"/>“<text:span text:style-name="T92">For now.” Russ answered.</text:span></text:p>
      <text:p text:style-name="P16"><text:s text:c="5"/>“<text:span text:style-name="T95">For now?” Chief asked. “What do you mean by that?”</text:span></text:p>
      <text:p text:style-name="P16"><text:s text:c="5"/>“<text:span text:style-name="T95">Listen Chief.” Russ said. “Time changes drastically in the 90s. A war that isn’t supposed to be happening breaks out then, I don’t know how far into the future it goes.” He paused for a moment to allow Chief to catch up with his train of thought. “We need to find a way of stopping that war here before it ever begins.”</text:span></text:p>
      <text:p text:style-name="P16"><text:s text:c="5"/>“<text:span text:style-name="T95">Isn’t Vietnam enough?” Chief asked. “The war to end all wars?”</text:span></text:p>
      <text:p text:style-name="P16"><text:s text:c="5"/><text:span text:style-name="T95">Russ laughed. “You don’t believe that do you?”</text:span></text:p>
      <text:p text:style-name="P16"><text:s text:c="5"/>“<text:span text:style-name="T96">Well we’ll be over there soon.” Chief said. “At least that’s what the news is predicting.”</text:span></text:p>
      <text:p text:style-name="P16"><text:s text:c="5"/>“<text:span text:style-name="T96">Yeah ‘Nam was a bad one.” Russ said. “But if we don’t stop this future war, I don’t know what will happen next.”</text:span></text:p>
      <text:p text:style-name="P16"><text:s text:c="5"/><text:span text:style-name="T97">Chief looked at Russ. “How long did Vietnam last?”</text:span></text:p>
      <text:p text:style-name="P16"><text:s text:c="5"/><text:span text:style-name="T97">Russ shook his head. “Too long man. Too long.”</text:span></text:p>
      <text:p text:style-name="P16"><text:s text:c="5"/><text:span text:style-name="T98">Chief sat down on a chair. Unwilling to believe what was going on and yet having no other choice but to believe. War was not a good business to be in. That much was sure.</text:span></text:p>
      <text:p text:style-name="P16"><text:soft-page-break/><text:s text:c="5"/>“<text:span text:style-name="T98">We have to find a way of preventing the war.” Chief said. “If you say it’s as bad as it is.”</text:span></text:p>
      <text:p text:style-name="P16"><text:s text:c="5"/><text:span text:style-name="T98">Russ nodded. “Yes, but I don’t know how to do that. Unless the answer is in that time crystal. </text:span><text:span text:style-name="T99">Everything seemed to go haywire after I touched that darn crystal.</text:span><text:span text:style-name="T98">”</text:span></text:p>
      <text:p text:style-name="P16"><text:s text:c="5"/>“<text:span text:style-name="T99">Then the crystal is the key.” Chief said.</text:span></text:p>
      <text:p text:style-name="P16"><text:s text:c="5"/>“<text:span text:style-name="T100">You think?” Russ asked.</text:span></text:p>
      <text:p text:style-name="P16"><text:s text:c="5"/><text:span text:style-name="T100">Chief nodded. “It has to be. I wonder what would happen if we touched my time crystal with your time crystal.”</text:span></text:p>
      <text:p text:style-name="P16"><text:s text:c="5"/>“<text:span text:style-name="T100">Probably nothing good!” Russ said.</text:span></text:p>
      <text:p text:style-name="P16"><text:s text:c="5"/>“<text:span text:style-name="T100">Yes, it’s probably too volatile to mess with.” Chief said.</text:span></text:p>
      <text:p text:style-name="P16"><text:s text:c="5"/>“<text:span text:style-name="T100">We could try it.” Russ admitted. “But I don’t know what would happen.”</text:span></text:p>
      <text:p text:style-name="P16"><text:s text:c="5"/><text:span text:style-name="T101">Chief left the hotel for a moment.</text:span></text:p>
      <text:p text:style-name="P16"><text:s text:c="5"/><text:span text:style-name="T101">He came back holding a small box. Inside the box Russ could only guess was Chief’s time crystal.</text:span></text:p>
      <text:p text:style-name="P16"><text:s text:c="5"/><text:span text:style-name="T101">Opening the box, the time crystal glowed yellow. Chief looked at the crystal then the one in his gloved hands.</text:span></text:p>
      <text:p text:style-name="P16"><text:s text:c="5"/><text:span text:style-name="T101">His purple time crystal out glowed the yellow one.</text:span></text:p>
      <text:p text:style-name="P16"><text:s text:c="5"/><text:span text:style-name="T101">Taking the two time crystals in Russ’s hands, he touched them together, and vanished.</text:span></text:p>
      <text:p text:style-name="P16"/>
      <text:p text:style-name="P18">Chapter Five</text:p>
      <text:p text:style-name="P18"/>
      <text:p text:style-name="P18"><text:s text:c="5"/><text:span text:style-name="T102">Russ landed in Golden Gate Park. Standing up he looked around. He was no longer in the sixties. </text:span><text:span text:style-name="T103">From the looks of what people were wearing around him, he was in the eighties.</text:span></text:p>
      <text:p text:style-name="P18"><text:s text:c="5"/><text:span text:style-name="T103">Russ wasn’t a fan of the eighties as much as he wasn’t a fan of the sixties. He walked towards campus. He wondered if Chief would be there.</text:span></text:p>
      <text:p text:style-name="P18"><text:soft-page-break/><text:s text:c="5"/><text:span text:style-name="T103">Passing a hot dog vendor, Russ picked up a dog for the road. He couldn’t recall the last time he had eaten. </text:span><text:span text:style-name="T104">It was a simple hot dog with mustard on it, no ketchup.</text:span></text:p>
      <text:p text:style-name="P18"><text:s text:c="5"/><text:span text:style-name="T105">Scarfing down the hot dog quickly, Russ wiped the mustard off his face.</text:span></text:p>
      <text:p text:style-name="P18"><text:s text:c="5"/><text:span text:style-name="T105">Coming upon campus, Russ found Chief’s apartment. </text:span><text:span text:style-name="T106">He knocked on the door.</text:span></text:p>
      <text:p text:style-name="P18"><text:s text:c="5"/>“<text:span text:style-name="T106">Coming!” He could hear from inside.</text:span></text:p>
      <text:p text:style-name="P18"><text:s text:c="5"/><text:span text:style-name="T106">Chief opened the door and looked at Russ. “We’re meeting tomorrow Russ, come back tomorrow.”</text:span></text:p>
      <text:p text:style-name="P18"><text:s text:c="5"/><text:span text:style-name="T106">Russ shook his head. “Chief. I’m Russ from 1963.” He said.</text:span></text:p>
      <text:p text:style-name="P18"><text:s text:c="5"/><text:span text:style-name="T106">Chief stopped. “Russ?”</text:span></text:p>
      <text:p text:style-name="P18"><text:s text:c="5"/><text:span text:style-name="T106">Russ held out his hands with the two glowing time crystals in them. “It worked. It shot me forward about twenty years.”</text:span></text:p>
      <text:p text:style-name="P18"><text:s text:c="5"/><text:span text:style-name="T106">Chief invited Russ in quickly. “Come in, come in.” He said. “We can’t have anyone seeing you, especially not yourself. You weren’t kidding those things pack quite a wallop.”</text:span></text:p>
      <text:p text:style-name="P18"><text:s text:c="5"/><text:span text:style-name="T106">Russ nodded. “I know.” He said. “What have I missed?”</text:span></text:p>
      <text:p text:style-name="P18"><text:s text:c="5"/><text:span text:style-name="T106">Chief sighed. “I almost gave up the entire project. Until I was walking along the street one night and I saw you get tossed out of the lecture hall just like you said would happen. We teamed up and have been inseparable ever since.” Chief said. “Now that we have the time crystal back, we can further our research.”</text:span></text:p>
      <text:p text:style-name="P18"><text:s text:c="5"/><text:span text:style-name="T106">Russ nodded. “Yes and get back on track.” He handed the time crystal over to Chief’s clothed hand. “You do remember what I said about touching the time crystals without covered hands, good.”</text:span></text:p>
      <text:p text:style-name="P18"><text:soft-page-break/><text:s text:c="5"/><text:span text:style-name="T106">Chief nodded. “After you disappeared I waited for you to reappear like I did, but it didn’t happen. I’ve been waiting for you to return for over twenty years.”</text:span></text:p>
      <text:p text:style-name="P18"><text:s text:c="5"/>“<text:span text:style-name="T107">Sorry about that.” Russ said. “But we knew there could be strange results by touching the time crystals.”</text:span></text:p>
      <text:p text:style-name="P18"><text:s text:c="5"/><text:span text:style-name="T107">Chief nodded. “Yes we did. Oh it’s good to see you again my friend.”</text:span></text:p>
      <text:p text:style-name="P18"><text:s text:c="5"/><text:span text:style-name="T108">Russ sat down in a chair. He looked out the window and frowned. San Francisco was looking a little torn for wear.</text:span></text:p>
      <text:p text:style-name="P18"><text:s text:c="5"/>“<text:span text:style-name="T108">How have you liked the past twenty years?” Russ asked. “Are you amazed by the advancements we’ve made?”</text:span></text:p>
      <text:p text:style-name="P18"><text:s text:c="5"/><text:span text:style-name="T108">Chief also took a seat. “Yes!” He exclaimed. “It’s been amazing really.”</text:span></text:p>
      <text:p text:style-name="P18"><text:s text:c="5"/>“<text:span text:style-name="T108">Good.” Russ nodded. “I was hoping that would be your answer. Have you…” His voice trailed off. “You’ve lost someone.”</text:span></text:p>
      <text:p text:style-name="P18"><text:s text:c="5"/><text:span text:style-name="T108">Chief nodded. “Yes” </text:span><text:span text:style-name="T109">he said. “We had an assistant, Fred. He tried traveling before it was perfected and he died in the accident. Well we assume he died. We don’t know what happened to him. He could still be out there for all we know.”</text:span></text:p>
      <text:p text:style-name="P18"><text:s text:c="5"/><text:span text:style-name="T109">Russ shook his head. “I’m sorry my friend.” He said. “We never had a third partner, I don’t even know what you’re going through right now.”</text:span></text:p>
      <text:p text:style-name="P18"><text:s text:c="5"/>“<text:span text:style-name="T109">It’s okay.” Chief said. “It’s okay. </text:span><text:span text:style-name="T110">It was my fault. I should have been more forceful. Should have told him no that we weren’t going to test the machine until it was ready. He just wouldn’t listen to me.</text:span><text:span text:style-name="T109">”</text:span></text:p>
      <text:p text:style-name="P18"><text:s text:c="5"/><text:span text:style-name="T110">Chief stood from his chair and paced around the back of it. “You were devastated. He had been a long time lab partner of yours.”</text:span></text:p>
      <text:p text:style-name="P18"><text:soft-page-break/><text:s text:c="5"/><text:span text:style-name="T110">Russ nodded. He remembered Fred Johnson well. Smart kid never fully into the time travel scene though. He wondered who had forced him into signing up with such a rag tag team of scientists to begin with.</text:span></text:p>
      <text:p text:style-name="P18"><text:s text:c="5"/><text:span text:style-name="T111">Placing his head in his hands, Russ felt remorse. “I’m sorry Chief, really I am. Maybe we’ll find him along the way. Who’s to say.”</text:span></text:p>
      <text:p text:style-name="P18"><text:s text:c="5"/>“<text:span text:style-name="T111">Honey?” A woman’s voice said from the kitchen. “Who’s there?”</text:span></text:p>
      <text:p text:style-name="P18"><text:s text:c="5"/>“<text:span text:style-name="T111">Oh it’s just Russ.” Chief said.</text:span></text:p>
      <text:p text:style-name="P18"><text:s text:c="5"/><text:span text:style-name="T111">The woman entered the living room. “Oh Russ, it’s good to see you. I thought you two didn’t have a meeting till tomorrow or am I a day off?”</text:span></text:p>
      <text:p text:style-name="P18"><text:s text:c="5"/><text:span text:style-name="T111">Russ shook his head. “Uh no ma’am. You’re right I was a day early.”</text:span></text:p>
      <text:p text:style-name="P18"><text:s text:c="5"/>“<text:span text:style-name="T111">Pfft, ma’am. Look at you having manners. You know my name is Sandra, Russ.” </text:span><text:span text:style-name="T112">Sandra said.</text:span></text:p>
      <text:p text:style-name="P18"><text:s text:c="5"/><text:span text:style-name="T112">Russ nodded. “Of course Sandra, forgive me.” He said. “I must be going.”</text:span></text:p>
      <text:p text:style-name="P18"><text:s text:c="5"/><text:span text:style-name="T112">Chief called after him. “Yes, we’ll catch up tomorrow. Take in the sights.”</text:span></text:p>
      <text:p text:style-name="P18"><text:s text:c="5"/><text:span text:style-name="T112">Russ nodded. “Yeah, I’ll do that.”</text:span></text:p>
      <text:p text:style-name="P18"><text:s text:c="5"/><text:span text:style-name="T113">Walking out of the apartment, Russ walked down the steps and away from the building. That’s when he saw it, a police car.</text:span></text:p>
      <text:p text:style-name="P18"><text:s text:c="5"/>“<text:span text:style-name="T114">Hands up.” The officer said. “Come with us.”</text:span></text:p>
      <text:p text:style-name="P18"><text:s text:c="5"/><text:span text:style-name="T114">Russ looked at the police officer confused. “I’m sorry officer? What have I done?”</text:span></text:p>
      <text:p text:style-name="P18"><text:s text:c="5"/>“<text:span text:style-name="T114">Russ Plackston, you are under arrest for crimes against time travel.” The police officer said. “You will come with us willingly or we will use deadly force.”</text:span></text:p>
      <text:p text:style-name="P18"><text:s text:c="5"/><text:span text:style-name="T114">Russ looked back at the window of the apartment. Chief and Sandra were standing at the window with frowns on their faces.</text:span></text:p>
      <text:p text:style-name="P18"><text:soft-page-break/><text:s text:c="5"/><text:span text:style-name="T114">Russ wondered what the hell was going on. </text:span><text:span text:style-name="T115">As he got into the back of the police car, he felt the metal cuffs tighten around his wrists. Something was off, something was way off.</text:span></text:p>
      <text:p text:style-name="P18"><text:s text:c="5"/><text:span text:style-name="T115">Chief looked to Sandra. “We did the right thing, right Richard?”</text:span></text:p>
      <text:p text:style-name="P18"><text:s text:c="5"/><text:span text:style-name="T115">Chief nodded. “Yes we did Sandra. He had to be put away.”</text:span></text:p>
      <text:p text:style-name="P18"><text:s text:c="5"/><text:span text:style-name="T116">Russ felt the time crystal in his pocket. If he could just reach it, he could transport out of the back of that blasted patrol car. </text:span><text:span text:style-name="T117">He didn’t dare take the risk though.</text:span></text:p>
      <text:p text:style-name="P18"><text:s text:c="5"/>“<text:span text:style-name="T117">Station this is Mary 47, we have a suspect of time travel crimes coming in.” One of the police officers said.</text:span></text:p>
      <text:p text:style-name="P18"><text:s text:c="5"/>“<text:span text:style-name="T117">Acknowledged.” A female voice on the other end of the radio said.</text:span></text:p>
      <text:p text:style-name="P18"><text:s text:c="5"/>“<text:span text:style-name="T118">Don’t worry buddy, we’ll take good care of you.” Said the officer. “Real good care of you.”</text:span></text:p>
      <text:p text:style-name="P18"><text:s text:c="5"/><text:span text:style-name="T118">They drove away for booking and processing.</text:span></text:p>
      <text:p text:style-name="P18"/>
      <text:p text:style-name="P19">Chapter Six</text:p>
      <text:p text:style-name="P19"/>
      <text:p text:style-name="P19"><text:s text:c="5"/><text:span text:style-name="T119">Russ laid in a cell with other people who had been arrested for time infractions. He was not used to being on this side of the doors.</text:span></text:p>
      <text:p text:style-name="P19"><text:s text:c="5"/>“<text:span text:style-name="T119">What brings you in for kid?” A man said.</text:span></text:p>
      <text:p text:style-name="P19"><text:s text:c="5"/>“<text:span text:style-name="T119">Possession of a time crystal.” Russ said. “You?”</text:span></text:p>
      <text:p text:style-name="P19"><text:s text:c="5"/><text:span text:style-name="T119">The man shrugged. “I still don’t know why I’m here. They haven’t told me yet.”</text:span></text:p>
      <text:p text:style-name="P19"><text:s text:c="5"/>“<text:span text:style-name="T120">They can’t just lock us up like this.” Russ said. “This is ridiculous.”</text:span></text:p>
      <text:p text:style-name="P19"><text:s text:c="5"/><text:span text:style-name="T120">The man nodded. “Yeah it is. But hey at least we’re not out among the crazies who don’t believe in time travel.”</text:span></text:p>
      <text:p text:style-name="P19"><text:soft-page-break/><text:s text:c="5"/><text:span text:style-name="T120">The man had a point. They weren’t in danger of being out among those who didn’t believe and who didn’t want to believe in time travel.</text:span></text:p>
      <text:p text:style-name="P19"><text:s text:c="5"/><text:span text:style-name="T121">Laying down on the bottom bunk, Russ sighed. They had confiscated the time crystal. A police officer disappeared upon touching it. Russ hoped the officer would find himself in a better place.</text:span></text:p>
      <text:p text:style-name="P19"><text:s text:c="5"/><text:span text:style-name="T121">Russ thought about all the things he could be doing instead of laying in a cell. Why didn’t he just try and time travel back instead of looking up Chief? Wouldn’t that have been better?</text:span></text:p>
      <text:p text:style-name="P19"><text:s text:c="5"/><text:span text:style-name="T121">A police officer walked up to the cell. “Come on kid, you’re coming with me.” </text:span><text:span text:style-name="T122">Sh</text:span><text:span text:style-name="T121">e said.</text:span></text:p>
      <text:p text:style-name="P19"><text:s text:c="5"/><text:span text:style-name="T122">Once they found a quiet interrogation room, she began. “So your name is Russ, and you’ve been found guilty of time travel crimes. Do you have anything to say?”</text:span></text:p>
      <text:p text:style-name="P19"><text:s text:c="5"/><text:span text:style-name="T122">Russ shook his head. “No ma’am. Just that I’m innocent. I’ve done nothing wrong.”</text:span></text:p>
      <text:p text:style-name="P19"><text:s text:c="5"/><text:span text:style-name="T122">She leaned across the table onto her elbows. “You’ve done nothing wrong. The fact that you are here shows that you’ve done plenty mister.” She said. “Look. I know how it must be being lonely out there. But why do you have to go and try to ruin our lives? Don’t you think we’re happy without you mucking it all up?”</text:span></text:p>
      <text:p text:style-name="P19"><text:s text:c="5"/><text:span text:style-name="T122">Russ nodded his head. “Yes ma’am. But that’s not why I time travel.”</text:span></text:p>
      <text:p text:style-name="P19"><text:s text:c="5"/>“<text:span text:style-name="T122">You’ve done this before then.” She said.</text:span></text:p>
      <text:p text:style-name="P19"><text:s text:c="5"/><text:span text:style-name="T122">Russ nodded.</text:span></text:p>
      <text:p text:style-name="P19"><text:s text:c="5"/>“<text:span text:style-name="T122">Give me the dates you traveled to and where you went.”</text:span></text:p>
      <text:p text:style-name="P19"><text:s text:c="5"/><text:span text:style-name="T122">Russ hesitated. “Uh, that’s going to be impossible.” He said. “It gets quite fuzzy after the sixtieth time jump.”</text:span></text:p>
      <text:p text:style-name="P19"><text:soft-page-break/><text:s text:c="5"/><text:span text:style-name="T122">She dropped her pencil. “You’ve done this over sixty times?”</text:span></text:p>
      <text:p text:style-name="P19"><text:s text:c="5"/>“<text:span text:style-name="T122">Yes.”</text:span></text:p>
      <text:p text:style-name="P19"><text:s text:c="5"/><text:span text:style-name="T122">Picking up her pencil she looked at Russ. “Listen buster you’re going to have to come up with some kind of good excuse for traveling that many times into the future and past. I’m going to throw the book at you.”</text:span></text:p>
      <text:p text:style-name="P19"><text:s text:c="5"/><text:span text:style-name="T122">Russ hesitated again. He wasn’t sure how much information he should be giving this woman. “</text:span><text:span text:style-name="T123">Ma’am, I don’t think you want to know that information.” He said. “I think you’d like to believe what you want to believe and won’t take any other information as substantial.”</text:span></text:p>
      <text:p text:style-name="P19"><text:s text:c="5"/>“<text:span text:style-name="T123">Are you saying I’m stupid?”</text:span></text:p>
      <text:p text:style-name="P19"><text:s text:c="5"/>“<text:span text:style-name="T123">No ma’am. I just don’t think you’re ready for the reasons I chose to time jump.”</text:span></text:p>
      <text:p text:style-name="P19"><text:s text:c="5"/>“<text:span text:style-name="T123">So you’re saying I’m stupid.” She said. “Listen, you better start talking now.”</text:span></text:p>
      <text:p text:style-name="P19"><text:s text:c="5"/>“Okay…<text:span text:style-name="T123">” Russ began “So I wanted to time travel to experience events in time. My intentions are not to change history or the future for that matter, but to simply observe.” He explained. “Everything was fine until a war broke out in 1992 and I had no idea how it started.”</text:span></text:p>
      <text:p text:style-name="P19"><text:s text:c="5"/><text:span text:style-name="T123">She began taking notes. “1992 you say. That’s the next decade. So you’ve been to the future.”</text:span></text:p>
      <text:p text:style-name="P19"><text:s text:c="5"/><text:span text:style-name="T123">Russ chuckled. “You could say that.”</text:span></text:p>
      <text:p text:style-name="P19"><text:s text:c="5"/>“<text:span text:style-name="T123">What’s that supposed to mean?” The woman asked. “How far into the future have you gone?”</text:span></text:p>
      <text:p text:style-name="P19"><text:s text:c="5"/>“<text:span text:style-name="T123">5480 is the furthest I’ve been ma’am.” Russ said.</text:span></text:p>
      <text:p text:style-name="P19"><text:s text:c="5"/><text:span text:style-name="T123">She dropped her pencil again.</text:span></text:p>
      <text:p text:style-name="P19"><text:s text:c="5"/><text:span text:style-name="T124">A man burst into the room. “Let him go.”</text:span></text:p>
      <text:p text:style-name="P19"><text:soft-page-break/><text:s text:c="5"/><text:span text:style-name="T124">The female officer looked up at her captain. “Say what? I was just getting some good detail on this man.”</text:span></text:p>
      <text:p text:style-name="P19"><text:s text:c="5"/>“<text:span text:style-name="T124">He’s not who he says he is.” The man said. “His prints don’t match up.” Looking to Russ he apologized. “I’m sorry sir for bringing you in like this. Please forgive us. We’ll do better in the future to track down actual time travelers.”</text:span></text:p>
      <text:p text:style-name="P19"><text:s text:c="5"/><text:span text:style-name="T124">Russ watched as the man un-cuffed him. “You’re free to go.”</text:span></text:p>
      <text:p text:style-name="P19"><text:s text:c="5"/><text:span text:style-name="T124">Russ walked out the door leaving the dumbfounded police officer behind. “I can’t believe you just let him go!” He could hear her screaming at her boss.</text:span></text:p>
      <text:p text:style-name="P19"><text:s text:c="5"/><text:span text:style-name="T124">Walking out the front door of the police station, Russ put the time crystal back in his pocket and he hailed a cab.</text:span></text:p>
      <text:p text:style-name="P19"><text:s text:c="5"/>“<text:span text:style-name="T124">Yo Taxi!” He said.</text:span></text:p>
      <text:p text:style-name="P19"><text:s text:c="5"/><text:span text:style-name="T124">A taxi came up to Russ’s position and watched as Russ got in. “Where to kid?”</text:span></text:p>
      <text:p text:style-name="P19"><text:s text:c="5"/><text:span text:style-name="T124">Russ gave him directions back to Chief’s apartment and tried his best to relax. Which was difficult to do considering he had just been in jail and was now looking for the people who placed him there to begin with.</text:span></text:p>
      <text:p text:style-name="P19"><text:s text:c="5"/><text:span text:style-name="T124">Upon arriving at the apartment complex, Russ got out of the cab and paid the taxi driver. “Thanks for the lift.” Russ said.</text:span></text:p>
      <text:p text:style-name="P19"><text:s text:c="5"/><text:span text:style-name="T124">The driver shot him a look like he didn’t care and drove off.</text:span></text:p>
      <text:p text:style-name="P19"><text:s text:c="5"/><text:span text:style-name="T124">Walking back up the stairs to the apartment, Russ knocked on the door.</text:span></text:p>
      <text:p text:style-name="P19"><text:s text:c="5"/><text:span text:style-name="T124">Knock knock knock.</text:span></text:p>
      <text:p text:style-name="P19"><text:s text:c="5"/><text:span text:style-name="T124">Chief opened the door. “Russ.” He said shocked. “What are you doing here?”</text:span></text:p>
      <text:p text:style-name="P19"><text:soft-page-break/><text:s text:c="5"/><text:span text:style-name="T124">Russ looked at Chief. “I won’t be staying. I can’t believe you’d turn me in like that.” He said. “You of all people should know how important time travel is to us. You of all people Chief.”</text:span></text:p>
      <text:p text:style-name="P19"><text:s text:c="5"/>“<text:span text:style-name="T124">Richard who is it?” Chief’s wife said from the other room.</text:span></text:p>
      <text:p text:style-name="P19"><text:s text:c="5"/>“<text:span text:style-name="T124">No one dear, it’s just the postman.” Chief said.</text:span></text:p>
      <text:p text:style-name="P19"><text:s text:c="5"/>“<text:span text:style-name="T124">I hope that new magazine subscription came!” She said.</text:span></text:p>
      <text:p text:style-name="P19"><text:s text:c="5"/>“<text:span text:style-name="T124">You can’t be here.” Chief said. “She’ll turn you in again.”</text:span></text:p>
      <text:p text:style-name="P19"><text:s text:c="5"/><text:span text:style-name="T124">Russ nodded. “And they’ll let me out again. Chief, what happened to you? You used to be so gun ho about time travel. Now this?”</text:span></text:p>
      <text:p text:style-name="P19"><text:s text:c="5"/>“<text:span text:style-name="T124">It’s complicated okay?” Chief said. “Here take this crystal back. Go find my younger self, make me believe once and for all that time travel is great.”</text:span></text:p>
      <text:p text:style-name="P19"><text:s text:c="5"/>“<text:span text:style-name="T124">But you already believe that.” Russ said.</text:span></text:p>
      <text:p text:style-name="P19"><text:s text:c="5"/>“<text:span text:style-name="T124">No, I was just playing you. I was about to drop the project as it was. That’s when I met my wife.”</text:span></text:p>
      <text:p text:style-name="P19"><text:s text:c="5"/><text:span text:style-name="T124">Russ paused not knowing what to do. “Alright I’ll go back.” He said. “You better listen though.”</text:span></text:p>
      <text:p text:style-name="P19"><text:s text:c="5"/><text:span text:style-name="T124">Activating his time watch, Russ vanished through a portal.</text:span></text:p>
      <text:p text:style-name="P19"/>
      <text:p text:style-name="P20">Chapter Seven</text:p>
      <text:p text:style-name="P20"/>
      <text:p text:style-name="P20"><text:s text:c="5"/><text:span text:style-name="T125">Russ appeared in the hotel room he had been staying in 1963. Chief was still seated in the chair waiting for Russ to come back.</text:span></text:p>
      <text:p text:style-name="P20"><text:s text:c="5"/>“<text:span text:style-name="T125">You made it!” Chief said.</text:span></text:p>
      <text:p text:style-name="P20"><text:s text:c="5"/><text:span text:style-name="T125">Russ nodded. “You could say that.” </text:span><text:span text:style-name="T126">He said remembering the last thing Chief had told him about himself.</text:span></text:p>
      <text:p text:style-name="P20"><text:soft-page-break/><text:s text:c="5"/><text:span text:style-name="T126">Sitting down across a small table from Chief, Russ looked at Chief.</text:span></text:p>
      <text:p text:style-name="P20"><text:s text:c="5"/><text:span text:style-name="T126">Chief could feel the tension in the room. “What’s wrong?” He asked Russ.</text:span></text:p>
      <text:p text:style-name="P20"><text:s text:c="5"/><text:span text:style-name="T126">Russ laid the crystals down on the table. “We need to talk.”</text:span></text:p>
      <text:p text:style-name="P20"><text:s text:c="5"/><text:span text:style-name="T126">Chief looked at Russ, his leg was trembling. “About what?”</text:span></text:p>
      <text:p text:style-name="P20"><text:s text:c="5"/>“<text:span text:style-name="T126">What are your motives for time travel Chief?” Russ asked. “Don’t give me some bullshit answer like you’ve been doing. I want the truth this time.”</text:span></text:p>
      <text:p text:style-name="P20"><text:s text:c="5"/><text:span text:style-name="T126">Chief nodded. “I see.” He said. “You’ve talked to me in the future or something, is that it?”</text:span></text:p>
      <text:p text:style-name="P20"><text:s text:c="5"/><text:span text:style-name="T126">Russ didn’t take his eyes off Chief. “Yeah something like that.”</text:span></text:p>
      <text:p text:style-name="P20"><text:s text:c="5"/><text:span text:style-name="T127">Chief clenched his jaw. This wasn’t going to be an easy conversation to have. “</text:span><text:span text:style-name="T128">Alright, no bullshit.” He said. “Here goes nothing. I have to go back in time to save a dear friend of mine before she dies in a horrific car accident.”</text:span></text:p>
      <text:p text:style-name="P20"><text:s text:c="5"/>“<text:span text:style-name="T128">Sandra.” Russ said.</text:span></text:p>
      <text:p text:style-name="P20"><text:s text:c="5"/><text:span text:style-name="T128">Chief nodded. “Yes, Sandra.”</text:span></text:p>
      <text:p text:style-name="P20"><text:s text:c="5"/>“<text:span text:style-name="T129">Anything else? What’s so special about this woman?” Russ asked.</text:span></text:p>
      <text:p text:style-name="P20"><text:s text:c="5"/>“<text:span text:style-name="T129">We were engaged.” Chief said. “To be married.”</text:span></text:p>
      <text:p text:style-name="P20"><text:s text:c="5"/>“<text:span text:style-name="T129">I know what an engagement is Chief.” Russ chuckled. “Do you understand why it is you can’t go back in time to do that?” He asked. “Changing one thing about your own life for personal gain is like the number one rule we have against time traveling. You never know what happens or what will happen because of it.”</text:span></text:p>
      <text:p text:style-name="P20"><text:s text:c="5"/><text:span text:style-name="T129">Chief shook his head. “It’s just one life Russ, one life among how many billions of people on this earth?”</text:span></text:p>
      <text:p text:style-name="P20"><text:soft-page-break/><text:s text:c="5"/>“<text:span text:style-name="T129">That one life could change the course of the future, Chief.” </text:span><text:span text:style-name="T130">Russ</text:span><text:span text:style-name="T129"> said. “You just never know.”</text:span></text:p>
      <text:p text:style-name="P20"><text:s text:c="5"/>“<text:span text:style-name="T131">So I can never go back and save her? Who gives you the right to dictate terms!”</text:span></text:p>
      <text:p text:style-name="P20"><text:s text:c="5"/>“<text:span text:style-name="T131">Actually you did Chief.” Russ said. “You gave me the right when you put those terms in play.”</text:span></text:p>
      <text:p text:style-name="P20"><text:s text:c="5"/><text:span text:style-name="T131">Chief looked at Russ. He could tell the man wasn’t joking. “You’re serious.”</text:span></text:p>
      <text:p text:style-name="P20"><text:s text:c="5"/>“<text:span text:style-name="T131">That’s right.” Russ said. “You dictated those terms and told me to play by them or I didn’t time travel.”</text:span></text:p>
      <text:p text:style-name="P20"><text:s text:c="5"/>“<text:span text:style-name="T131">What rules do we have in place?” Chief asked.</text:span></text:p>
      <text:p text:style-name="P20"><text:s text:c="5"/><text:span text:style-name="T131">Russ nodded. “There’s a short list. One, don’t time travel for your own benefit. Two, you never time travel.”</text:span></text:p>
      <text:p text:style-name="P20"><text:s text:c="5"/>“<text:span text:style-name="T131">You as in me?” Chief asked. “I don’t get to time travel?”</text:span></text:p>
      <text:p text:style-name="P20"><text:s text:c="5"/><text:span text:style-name="T131">Russ nodded. “That’s correct.”</text:span></text:p>
      <text:p text:style-name="P20"><text:s text:c="5"/>“<text:span text:style-name="T132">Well if what your saying is true, then it’s probably a good rule!” Chief yelled.</text:span></text:p>
      <text:p text:style-name="P20"><text:s text:c="5"/>“<text:span text:style-name="T132">It is!” Russ yelled back.</text:span></text:p>
      <text:p text:style-name="P20"><text:s text:c="5"/>“<text:span text:style-name="T132">Fine!” Chief yelled in return. “</text:span><text:span text:style-name="T133">I won’t time travel. We’ll get a copy notarized if needed.”</text:span></text:p>
      <text:p text:style-name="P20"><text:s text:c="5"/>“<text:span text:style-name="T133">That won’t be necessary.” Russ said. He pulled out a piece of paper </text:span><text:span text:style-name="T136">and unfolded it</text:span><text:span text:style-name="T133">. “I have a copy of the rules right here.”</text:span></text:p>
      <text:p text:style-name="P20"><text:s text:c="5"/><text:span text:style-name="T133">Chief read over the very short list of rules and smirked. “</text:span><text:span text:style-name="T134">We came up with these together?”</text:span></text:p>
      <text:p text:style-name="P20"><text:s text:c="5"/><text:span text:style-name="T134">Russ nodded. “Yeah </text:span><text:span text:style-name="T135">about a year from now.”</text:span></text:p>
      <text:p text:style-name="P20"><text:s text:c="5"/>“<text:span text:style-name="T136">I see.” Chief said. Folding the piece of paper back up, he handed it back to Russ.</text:span></text:p>
      <text:p text:style-name="P20"><text:s text:c="5"/><text:span text:style-name="T137">Pocketing the piece of paper, Russ smiled weakly. “I’m sorry I had to give it to you like that. But you can hopefully understand how difficult a thing this whole time traveling ordeal is.”</text:span></text:p>
      <text:p text:style-name="P20"><text:soft-page-break/><text:s text:c="5"/><text:span text:style-name="T137">Chief nodded. “Yeah you can say that again.” </text:span><text:span text:style-name="T138">He paused. “I’m sorry I wasn’t truthful about this whole time travel business at the get go. I was afraid you’d do exactly what you’re doing now.”</text:span></text:p>
      <text:p text:style-name="P20"><text:s text:c="5"/><text:span text:style-name="T138">Russ nodded. “I understand. </text:span><text:span text:style-name="T139">But there is a reason we have rules in place Chief. <text:s/>Imagine how messed up we could make our own lives if we went and did whatever it was we wanted to do with time.”</text:span></text:p>
      <text:p text:style-name="P20"><text:s text:c="5"/><text:span text:style-name="T139">Chief chuckled. “We could really make things crazy eh?”</text:span></text:p>
      <text:p text:style-name="P20"><text:s text:c="5"/>“<text:span text:style-name="T139">Exactly.” Russ said.</text:span></text:p>
      <text:p text:style-name="P20"><text:s text:c="5"/><text:span text:style-name="T140">Chief rested a foot on the hotel bed. “What if I don’t want to time travel now Russ?” Chief asked. “What if I just don’t want to do it? What then.”</text:span></text:p>
      <text:p text:style-name="P20"><text:s text:c="5"/><text:span text:style-name="T140">Russ nodded. “I understand that thought. I’ve had that same conversation over and over in my own head. I always come back to the same thought. Time traveling is better than anything I’ve ever experienced.”</text:span></text:p>
      <text:p text:style-name="P20"><text:s text:c="5"/>“<text:span text:style-name="T141">Anything?” Chief asked.</text:span></text:p>
      <text:p text:style-name="P20"><text:s text:c="5"/>“<text:span text:style-name="T141">Anything.” Russ said.</text:span></text:p>
      <text:p text:style-name="P20"><text:s text:c="5"/>“<text:span text:style-name="T141">Wow, that’s quite an amazing thought process you have there.” Chief said.</text:span></text:p>
      <text:p text:style-name="P20"><text:s text:c="5"/>“<text:span text:style-name="T141">You could say that.” Russ said. “Or maybe I just like time traveling so much that I’d hate to see you ruin it for the rest of us.”</text:span></text:p>
      <text:p text:style-name="P20"><text:s text:c="5"/>“<text:span text:style-name="T141">The rest of you?” Chief asked. “There are more time travelers than just us?”</text:span></text:p>
      <text:p text:style-name="P20"><text:s text:c="5"/>“<text:span text:style-name="T141">Oh yes, we recruit people along the way.” Russ said.</text:span></text:p>
      <text:p text:style-name="P20"><text:s text:c="5"/>“<text:span text:style-name="T142">Tell me something, where did you go?” Chief asked.</text:span></text:p>
      <text:p text:style-name="P20"><text:s text:c="5"/>“<text:span text:style-name="T142">The eighties.” Russ said.</text:span></text:p>
      <text:p text:style-name="P20"><text:s text:c="5"/>“<text:span text:style-name="T142">How were they?” Chief asked.</text:span></text:p>
      <text:p text:style-name="P20"><text:s text:c="5"/>“<text:span text:style-name="T142">Shitty.” Russ said laughing.</text:span></text:p>
      <text:p text:style-name="P20"><text:soft-page-break/><text:s text:c="5"/><text:span text:style-name="T143">Chief took his leg off of the bed and sat upright. “Alright I’ll go along with whatever you have in mind for this time travel project. There won’t be anymore fighting about it coming from me.”</text:span></text:p>
      <text:p text:style-name="P20"><text:s text:c="5"/><text:span text:style-name="T143">Russ nodded. “Good, thank you.” He said.</text:span></text:p>
      <text:p text:style-name="P20"><text:s text:c="5"/><text:span text:style-name="T144">It was good to hear that coming from the man who invented time travel especially since without him there would be no time travel to speak of. Russ wondered if he would simply disappear into a void of nothingness. He waited for it to happen but it didn’t, so he didn’t worry about it too much.</text:span></text:p>
      <text:p text:style-name="P20"><text:s text:c="5"/>“<text:span text:style-name="T145">You’re welcome.” Chief said. “Now when do we actually travel in time for the first time and where do we go?”</text:span></text:p>
      <text:p text:style-name="P20"><text:s text:c="5"/><text:span text:style-name="T145">Chief nodded. Right back to the basics. “Well, that doesn’t happen for another year or so. Where we travel to? That’s a surprise.”</text:span></text:p>
      <text:p text:style-name="P21"><text:s text:c="5"/><text:span text:style-name="T146">A month passed, it was the day Chief was to meet Russ formally for the first time. Chief was nervous beyond anything he was used to.</text:span></text:p>
      <text:p text:style-name="P21"><text:s text:c="5"/><text:span text:style-name="T146">Chief was working at his chalkboard on equations for calculating different times to travel to just as Russ had shown him how to do.</text:span></text:p>
      <text:p text:style-name="P21"><text:s text:c="5"/><text:span text:style-name="T147">There came a knock at the door to the lab. “Hey your time is up!”</text:span></text:p>
      <text:p text:style-name="P21"><text:s text:c="5"/><text:span text:style-name="T147">Chief nodded. “Yes yes I know. I know. Come on in why don’t you.”</text:span></text:p>
      <text:p text:style-name="P21"><text:s text:c="5"/><text:span text:style-name="T147">Russ entered the lab and stood at the top of the stairs. “</text:span><text:span text:style-name="T148">What are you…” His voice trailed off. “You’re the guy, the one who’s been working on the time travel equation.”</text:span></text:p>
      <text:p text:style-name="P21"><text:s text:c="5"/><text:span text:style-name="T148">Chief looked up to see Russ. He smiled. “Why yes my young lad, yes I am. Say have you recently been kicked out of a lecture hall?”</text:span></text:p>
      <text:p text:style-name="P21"><text:s text:c="5"/>“<text:span text:style-name="T148">Is it that obvious?” He laughed.</text:span></text:p>
      <text:p text:style-name="P21"><text:soft-page-break/></text:p>
      <text:p text:style-name="P22">Chapter Eight</text:p>
      <text:p text:style-name="P22"/>
      <text:p text:style-name="P22"><text:s text:c="5"/>Russ stepped through the vortex back to his own time in 2163.</text:p>
      <text:p text:style-name="P22"><text:s text:c="5"/>“<text:span text:style-name="T149">Did I do it? Jones? Did I change history?” Russ asked.</text:span></text:p>
      <text:p text:style-name="P22"><text:s text:c="5"/><text:span text:style-name="T149">Jones looked at Russ with confusion written on his face. He had no clue what Russ was talking about.</text:span></text:p>
      <text:p text:style-name="P22"><text:s text:c="5"/>“<text:span text:style-name="T149">There was some talk about where you were going. You said we had a mission that Victoria had supposedly brought up, and you left.” Jones said. “I have no further knowledge other than that sir.”</text:span></text:p>
      <text:p text:style-name="P22"><text:s text:c="5"/><text:span text:style-name="T149">Russ looked to Jones and then to Victoria. Right the computer, she would know if time had indeed been corrected. “Victoria, bring up any major incursions in the year 1992 and 1995.”</text:span></text:p>
      <text:p text:style-name="P22"><text:s text:c="5"/>“<text:span text:style-name="T149">None detected.” Victoria said.</text:span></text:p>
      <text:p text:style-name="P22"><text:s text:c="5"/>“<text:span text:style-name="T149">Cross reference with previous time stream.” </text:span><text:span text:style-name="T150">Russ said.</text:span></text:p>
      <text:p text:style-name="P22"><text:s text:c="5"/>“<text:span text:style-name="T149">Nothing abnormal detected.” Victoria repeated.</text:span></text:p>
      <text:p text:style-name="P22"><text:s text:c="5"/><text:span text:style-name="T150">Russ scratched his head. What the devil was going on? There had to be something wrong that had to be fixed. He didn’t imagine it, did he? </text:span><text:span text:style-name="T151">No he couldn’t have imagined it, he had gone to the past with a purpose. That purpose was to go and find Chief and put him back on track to invent time travel. That had to be his purpose.</text:span></text:p>
      <text:p text:style-name="P22"><text:s text:c="5"/><text:span text:style-name="T152">Looking around, Russ saw the confused looks on peoples faces. He ignored that for now. Those confused looks could be dealt with at a later time.</text:span></text:p>
      <text:p text:style-name="P22"><text:s text:c="5"/><text:span text:style-name="T153">Time had a funny way of tricking you, Russ thought. If he was indeed being tricked by time itself that much was certain.</text:span></text:p>
      <text:p text:style-name="P22"><text:s text:c="5"/>“<text:span text:style-name="T153">Chief wants to see you.” Jones said.</text:span></text:p>
      <text:p text:style-name="P22"><text:soft-page-break/><text:s text:c="5"/><text:span text:style-name="T153">Chief? Here? Russ smiled. Oh he was glad to hear that!</text:span></text:p>
      <text:p text:style-name="P22"><text:s text:c="5"/><text:span text:style-name="T153">Running upstairs Russ took them two at a time. Entering Chief’s office, he looked at the man square in the eyes.</text:span></text:p>
      <text:p text:style-name="P22"><text:s text:c="5"/>“<text:span text:style-name="T153">There’s the man who changed my life.” Chief said. “I recall a few unorthodox methods as well.”</text:span></text:p>
      <text:p text:style-name="P22"><text:s text:c="5"/><text:span text:style-name="T153">Russ nodded. “Yes, but you forced my hand.”</text:span></text:p>
      <text:p text:style-name="P22"><text:s text:c="5"/><text:span text:style-name="T153">The two men shook hands. “Good to see you Russ.”</text:span></text:p>
      <text:p text:style-name="P22"><text:s text:c="5"/>“<text:span text:style-name="T153">You too Chief.” Russ said. “I’m glad everything is back to normal.”</text:span></text:p>
      <text:p text:style-name="P22"><text:s text:c="5"/><text:span text:style-name="T153">Chief chuckled. “Oh I wouldn’t say they’re back to normal but they’re back to being somewhat the same before you left.” He said. “I still can’t believe I let you lecture me on time back in the sixties. It was my invention, I should have been the one lecturing you on it all.”</text:span></text:p>
      <text:p text:style-name="P22"><text:s text:c="5"/><text:span text:style-name="T153">Russ nodded. “The first time around you were the one lecturing me. Where do you think I learned it all from?” He said.</text:span></text:p>
      <text:p text:style-name="P22"><text:s text:c="5"/><text:span text:style-name="T153">Chief nodded. “Right. The first time. How could I have forgotten.”</text:span></text:p>
      <text:p text:style-name="P22"><text:s text:c="5"/>“<text:span text:style-name="T153">Because I didn’t let you have that shot.” Russ said. “</text:span><text:span text:style-name="T154">I took everything you taught me and shoved it back down as fast as you could learn it.”</text:span></text:p>
      <text:p text:style-name="P22"><text:s text:c="5"/>“<text:span text:style-name="T154">So I basically taught myself?” Chief asked.</text:span></text:p>
      <text:p text:style-name="P22"><text:s text:c="5"/>“<text:span text:style-name="T154">In a way, I suppose we created a paradox of sorts.” Russ said.</text:span></text:p>
      <text:p text:style-name="P22"><text:s text:c="5"/>“<text:span text:style-name="T154">I guess we did indeed.” Chief said. “Oh well, those days are long gone and behind us. I’m glad you put me back on the straight path my friend.”</text:span></text:p>
      <text:p text:style-name="P22"><text:s text:c="5"/><text:span text:style-name="T154">Russ nodded. “So you didn’t go back in time and save her?”</text:span></text:p>
      <text:p text:style-name="P22"><text:soft-page-break/><text:s text:c="5"/><text:span text:style-name="T154">Chief shook his head. “No, I did not; and every time I thought about it I had you in the back of my mind giving me that lecture on why time travel for your own benefit was wrong.” He paused. “I should thank you for that. It’s helped me a lot over the years.”</text:span></text:p>
      <text:p text:style-name="P22"><text:s text:c="5"/><text:span text:style-name="T155">Russ nodded. “I’m glad to see something stuck throughout all these years.” He said. </text:span><text:span text:style-name="T156">He was half joking as he said it but really meant every word. There wasn’t anything else to be done about it. Time travel was dangerous. Put in the wrong hands it could be turned into a terrible weapon.</text:span></text:p>
      <text:p text:style-name="P22"><text:s text:c="5"/>“<text:span text:style-name="T157">Sorry to interrupt this male bonding moment fellas, but Victoria has some news.” Alice said at the door.</text:span></text:p>
      <text:p text:style-name="P22"><text:s text:c="5"/><text:span text:style-name="T157">Russ walked up to Alice and twirled her around. “Alice! It’s good to see you!”</text:span></text:p>
      <text:p text:style-name="P22"><text:s text:c="5"/>“<text:span text:style-name="T157">You okay sir?” Alice asked.</text:span></text:p>
      <text:p text:style-name="P22"><text:s text:c="5"/><text:span text:style-name="T157">Chief nodded. “He’s just fine. It’s a long story. I’ll fill you in later.”</text:span></text:p>
      <text:p text:style-name="P22"><text:s text:c="5"/><text:span text:style-name="T158">Alice laughed. “Everything is always a long story around here.” </text:span><text:span text:style-name="T159">She walked out of the office.</text:span></text:p>
      <text:p text:style-name="P22"><text:s text:c="5"/>“<text:span text:style-name="T159">Victoria’s been crunching numbers. When we couldn’t find you anywhere in time, we had to run it past her.” Chief said.</text:span></text:p>
      <text:p text:style-name="P22"><text:s text:c="5"/>“<text:span text:style-name="T159">What do you mean you couldn’t find me?” Russ asked. “You knew exactly where I was.”</text:span></text:p>
      <text:p text:style-name="P22"><text:s text:c="5"/><text:span text:style-name="T159">Chief shook his head. “No we didn’t. I had a suspicion, but I couldn’t allow a team to go back and try to see if that’s where you were. It might have altered the time stream.”</text:span></text:p>
      <text:p text:style-name="P22"><text:s text:c="5"/>“<text:span text:style-name="T159">Ah.” Russ said. Chief really had taken everything he had said to heart. Good. Someone needed to. “</text:span><text:span text:style-name="T160">Well let’s go, can’t keep the gal waiting.”</text:span></text:p>
      <text:p text:style-name="P22"><text:soft-page-break/><text:s text:c="5"/><text:span text:style-name="T160">Exiting the office, they walked downstairs to Victoria’s main control computer console.</text:span></text:p>
      <text:p text:style-name="P22"><text:s text:c="5"/>“<text:span text:style-name="T160">Victoria, what have you got?” Chief asked.</text:span></text:p>
      <text:p text:style-name="P22"><text:s text:c="5"/>“<text:span text:style-name="T160">1963 Russ altered the timeline briefly while he was coaching Chief on the physics of time travel.” </text:span><text:span text:style-name="T161">Victoria said. “There is a point zero </text:span><text:span text:style-name="T164">nine</text:span><text:span text:style-name="T161"> percent chance that he has changed or altered our present.”</text:span></text:p>
      <text:p text:style-name="P22"><text:s text:c="5"/>“<text:span text:style-name="T161">Is that all?” Russ asked. “I thought it would have been a much bigger margin of error. Especially after what happened.”</text:span></text:p>
      <text:p text:style-name="P22"><text:s text:c="5"/>“<text:span text:style-name="T161">What happened Russ?” Chief asked.</text:span></text:p>
      <text:p text:style-name="P22"><text:s text:c="5"/>“<text:span text:style-name="T161">You know better than to ask such questions Chief.” Russ said. “</text:span><text:span text:style-name="T162">They might be the power to your undoing.”</text:span></text:p>
      <text:p text:style-name="P22"><text:s text:c="5"/><text:span text:style-name="T162">Chief laughed. “Yeah maybe so. But still it would be nice to know the truth behind it all.”</text:span></text:p>
      <text:p text:style-name="P22"><text:s text:c="5"/>“<text:span text:style-name="T163">Tell you what.” Russ said. “If the next trip comes out okay, I’ll let you know exactly what happened and the memories I carry.”</text:span></text:p>
      <text:p text:style-name="P22"><text:s text:c="5"/>“<text:span text:style-name="T163">Deal.” Chief shook Russ’s hand.</text:span></text:p>
      <text:p text:style-name="P22"/>
      <text:p text:style-name="P23">Chapter Nine</text:p>
      <text:p text:style-name="P23"/>
      <text:p text:style-name="P23"><text:s text:c="5"/><text:span text:style-name="T165">Russ and Alice stepped out of a vortex in the middle of Downtown </text:span><text:span text:style-name="T166">Salt Lake City Utah</text:span><text:span text:style-name="T165">.</text:span></text:p>
      <text:p text:style-name="P23"><text:s text:c="5"/>“<text:span text:style-name="T166">Do you have a reading on the anomaly?” Russ asked.</text:span></text:p>
      <text:p text:style-name="P23"><text:s text:c="5"/><text:span text:style-name="T166">Alice nodded “Yes! It’s </text:span><text:span text:style-name="T167">at Bearing </text:span><text:span text:style-name="T166">203 Mark 64 degrees.” She said. “</text:span><text:span text:style-name="T168">And about six feet below the surface?”</text:span></text:p>
      <text:p text:style-name="P23"><text:s text:c="5"/>“<text:span text:style-name="T168">Below the surface?” Russ asked. “How can that be?”</text:span></text:p>
      <text:p text:style-name="P23"><text:s text:c="5"/>“<text:span text:style-name="T169">You’ve got me boss, I just read the tracker. I didn’t design the thing.”</text:span></text:p>
      <text:p text:style-name="P23"><text:s text:c="5"/>“<text:span text:style-name="T170">Thanks for the reminder.” Russ laughed.</text:span></text:p>
      <text:p text:style-name="P23"><text:soft-page-break/><text:s text:c="5"/><text:span text:style-name="T170">Walking along the streets of Salt Lake City, they looked for the object that was making their readings go haywire.</text:span></text:p>
      <text:p text:style-name="P23"><text:s text:c="5"/><text:span text:style-name="T171">Standing in the middle of the street, Alice removed a manhole cover. “Down we go!” She stepped down into the manhole.</text:span></text:p>
      <text:p text:style-name="P23"><text:s text:c="5"/><text:span text:style-name="T171">Russ followed her.</text:span></text:p>
      <text:p text:style-name="P23"><text:s text:c="5"/><text:span text:style-name="T171">Six feet under the ground, they followed the sewer system until it reached a fork. A red glowing time crystal was sticking out of the wall.</text:span></text:p>
      <text:p text:style-name="P23"><text:s text:c="5"/>“<text:span text:style-name="T171">Be careful not to touch it with your bare hand.” Russ said.</text:span></text:p>
      <text:p text:style-name="P23"><text:s text:c="5"/><text:span text:style-name="T171">Alice nodded. “Right, I was listening during the mission briefing.” She said. </text:span><text:span text:style-name="T172">Alice yanked on the crystal until it budged free from the wall.</text:span></text:p>
      <text:p text:style-name="P23"><text:s text:c="5"/>“<text:span text:style-name="T172">Got it.” She said. “Let’s get out of here!”</text:span></text:p>
      <text:p text:style-name="P23"><text:s text:c="5"/><text:span text:style-name="T172">Russ activated his time watch and opened a vortex. The duo disappeared into time.</text:span></text:p>
      <text:p text:style-name="P23"><text:s text:c="5"/><text:span text:style-name="T172">On the other side of the vortex, Russ stepped out alone.</text:span></text:p>
      <text:p text:style-name="P23"><text:s text:c="5"/>“<text:span text:style-name="T172">Where’s Alice?” Russ asked. “Where </text:span><text:span text:style-name="T174">did</text:span><text:span text:style-name="T172"> she go? We stepped through the vortex together!”</text:span></text:p>
      <text:p text:style-name="P23"><text:s text:c="5"/><text:span text:style-name="T172">Chief walked down from his office. “Victoria.” He called from the upper level. “Locate Alice.”</text:span></text:p>
      <text:p text:style-name="P23"><text:s text:c="5"/>“<text:span text:style-name="T172">Locating.” Victoria said. “Unknown.”</text:span></text:p>
      <text:p text:style-name="P23"/>
      <text:p text:style-name="P25">* * *</text:p>
      <text:p text:style-name="P24"/>
      <text:p text:style-name="P24"><text:s text:c="5"/>Alice stepped out of the vortex and into a barren wasteland. It was snowing. <text:span text:style-name="T173">She spun around looking at wherever it was she was standing in.</text:span></text:p>
      <text:p text:style-name="P24"><text:s text:c="5"/>“<text:span text:style-name="T175">Russ?” Alice called out. “Where are you?”</text:span></text:p>
      <text:p text:style-name="P24"/>
      <text:p text:style-name="P27">* * *</text:p>
      <text:p text:style-name="P26"/>
      <text:p text:style-name="P26"><text:soft-page-break/><text:s text:c="5"/>Russ walked over to Victoria and called up the mission parameters again. Nothing seemed to be out of the ordinary. Where did Alice end up?</text:p>
      <text:p text:style-name="P26"><text:s text:c="5"/>“<text:span text:style-name="T176">Talk to me Russ.” Chief said as he joined his friend on the lower level. “Where did Alice go?”</text:span></text:p>
      <text:p text:style-name="P26"><text:s text:c="5"/><text:span text:style-name="T176">Russ’s hands flew over the keyboard. He wasn’t sure where she was. </text:span><text:span text:style-name="T177">Every search was coming up blank. How could that be. He wondered. Where did she go?!</text:span></text:p>
      <text:p text:style-name="P26"><text:s text:c="5"/><text:span text:style-name="T178">It had been a hot minute since Russ had lost anyone under his command. He wasn’t about to lose the Chief’s girlfriend.</text:span></text:p>
      <text:p text:style-name="P26"><text:s text:c="5"/><text:span text:style-name="T179">Russ pounded his fist against the keyboard. “Come on!” He yelled at it.</text:span></text:p>
      <text:p text:style-name="P26"><text:s text:c="5"/><text:span text:style-name="T179">Victoria didn’t take kindly to Russ hitting her keys. “Russ if you aren’t careful with my systems I might go offline.”</text:span></text:p>
      <text:p text:style-name="P26"><text:s text:c="5"/>“<text:span text:style-name="T179">Is that a threat?” Russ asked.</text:span></text:p>
      <text:p text:style-name="P26"><text:s text:c="5"/>“<text:span text:style-name="T179">Calm down Russ.” Chief said. “Tell me exactly what happened.”</text:span></text:p>
      <text:p text:style-name="P26"><text:s text:c="5"/><text:span text:style-name="T179">Russ told Chief how Alice was carrying the red time crystal through the vortex when she vanished.</text:span></text:p>
      <text:p text:style-name="P26"><text:s text:c="5"/>“<text:span text:style-name="T179">It must have come in contact with her skin somehow.” Chief said. “We have to scan for her again.”</text:span></text:p>
      <text:p text:style-name="P26"><text:s text:c="5"/>“<text:span text:style-name="T179">Victoria.” Chief said. “Locate Alice.”</text:span></text:p>
      <text:p text:style-name="P26"><text:s text:c="5"/>“<text:span text:style-name="T179">Searching.” Came the cool voice of Victoria. “</text:span><text:span text:style-name="T180">Location u</text:span><text:span text:style-name="T179">nknown” </text:span><text:span text:style-name="T181">was the reply.</text:span></text:p>
      <text:p text:style-name="P26"><text:s text:c="5"/>“<text:span text:style-name="T181">Permission to use the purple time crystal.” Russ asked.</text:span></text:p>
      <text:p text:style-name="P26"><text:s text:c="5"/>“<text:span text:style-name="T181">Granted.” Chief said.</text:span></text:p>
      <text:p text:style-name="P26"><text:s text:c="5"/><text:span text:style-name="T181">Russ walked over to a case and unlocked it. Taking a time crystal out of the case, he held it in his hands. “Let’s hope you take me right to her.”</text:span></text:p>
      <text:p text:style-name="P26"><text:soft-page-break/><text:s text:c="5"/><text:span text:style-name="T181">Of course that’s not what happened. What fun would that be?</text:span></text:p>
      <text:p text:style-name="P26"><text:s text:c="5"/><text:span text:style-name="T181">Russ found himself in the middle of the desert.</text:span></text:p>
      <text:p text:style-name="P26"><text:s text:c="5"/><text:span text:style-name="T181">Flipping open his time watch, Russ looked at it. “Victoria, what’s the date?”</text:span></text:p>
      <text:p text:style-name="P26"><text:s text:c="5"/>“<text:span text:style-name="T181">June 30, 2163” Victoria said.</text:span></text:p>
      <text:p text:style-name="P26"><text:s text:c="5"/><text:span text:style-name="T181">Russ nodded. The date checked out. But where the hell was he? “</text:span><text:span text:style-name="T182">Scan for Alice’s time encoder.”</text:span></text:p>
      <text:p text:style-name="P26"><text:s text:c="5"/>“<text:span text:style-name="T182">Time encoder found.” Victoria said.</text:span></text:p>
      <text:p text:style-name="P26"><text:s text:c="5"/>“<text:span text:style-name="T182">Good, where is it?” Russ asked.</text:span></text:p>
      <text:p text:style-name="P26"><text:s text:c="5"/>“<text:span text:style-name="T183">Four</text:span><text:span text:style-name="T182"> feet below the sand.”</text:span></text:p>
      <text:p text:style-name="P26"><text:s text:c="5"/><text:span text:style-name="T182">Russ began digging. </text:span><text:span text:style-name="T183">A half hour later he had dug the four feet. Finding the crystal he looked at it. Most of its power had been drained.</text:span></text:p>
      <text:p text:style-name="P26"><text:s text:c="5"/><text:span text:style-name="T184">There was a note with the crystal.</text:span></text:p>
      <text:p text:style-name="P26"/>
      <text:p text:style-name="P28">Russ,</text:p>
      <text:p text:style-name="P28"/>
      <text:p text:style-name="P28"><text:s text:c="5"/>If you find this note and this crystal then my attempt to get back was in vain.</text:p>
      <text:p text:style-name="P28"/>
      <text:p text:style-name="P28">Alice</text:p>
      <text:p text:style-name="P28"/>
      <text:p text:style-name="P28"><text:s text:c="5"/>Russ shook his head. No, that couldn’t be it. That just couldn’t be the end of Alice. He refused to believe that.</text:p>
      <text:p text:style-name="P28"><text:s text:c="5"/><text:span text:style-name="T185">Taking the red crystal in his hands, Russ allowed himself to touch it. He vanished in a vortex.</text:span></text:p>
      <text:p text:style-name="P28"><text:s text:c="5"/><text:span text:style-name="T185">Coming to, Russ looked around at a barren wasteland. It was snowing. </text:span><text:span text:style-name="T186">Alice looked at her boss and smiled. “Boss!”</text:span></text:p>
      <text:p text:style-name="P28"><text:s text:c="5"/><text:span text:style-name="T186">Russ hugged Alice. “Alice! Where are we?” He asked.</text:span></text:p>
      <text:p text:style-name="P28"><text:s text:c="5"/><text:span text:style-name="T186">Alice shook her head. “Don’t know. My time watch quit working. I’ve been stuck here for three days.”</text:span></text:p>
      <text:p text:style-name="P28"><text:soft-page-break/><text:s text:c="5"/><text:span text:style-name="T187">Russ checked his own watch. It too was losing power. “We have maybe one trip left in it.” He said. “Victoria, locate our current time?”</text:span></text:p>
      <text:p text:style-name="P28"><text:s text:c="5"/>“<text:span text:style-name="T187">June 30, 2163.” Came the reply.</text:span></text:p>
      <text:p text:style-name="P28"><text:s text:c="5"/><text:span text:style-name="T188">Russ shook his head. That couldn’t be right. The location of the time crystal and where he came from didn’t match up.</text:span></text:p>
      <text:p text:style-name="P28"><text:s text:c="5"/><text:span text:style-name="T188">Oh well maybe that didn’t matter. Russ thought. As long as he found Alice that was all that mattered.</text:span></text:p>
      <text:p text:style-name="P28"><text:s text:c="5"/><text:span text:style-name="T189">Russ looked to Alice. “Do you know where we are?” He asked.</text:span></text:p>
      <text:p text:style-name="P28"><text:s text:c="5"/>“<text:span text:style-name="T189">Negative.” Came the reply. “I’m as lost as you are sir.”</text:span></text:p>
      <text:p text:style-name="P28"><text:s text:c="5"/>“<text:span text:style-name="T189">Great.” Russ said.</text:span></text:p>
      <text:p text:style-name="P28"><text:s text:c="5"/>“<text:span text:style-name="T189">Great.” Alice said.</text:span></text:p>
      <text:p text:style-name="P28"><text:s text:c="5"/><text:span text:style-name="T189">Looking at his time watch, Russ wondered if they could get back home.</text:span></text:p>
      <text:p text:style-name="P28"><text:s text:c="5"/><text:span text:style-name="T190">Activating his time watch, Russ set their destination for the main complex in New Mexico.</text:span></text:p>
      <text:p text:style-name="P28"><text:s text:c="5"/><text:span text:style-name="T191">As the vortex activated, Russ and Alice stepped through vanishing from whatever hell it was they had landed in.</text:span></text:p>
      <text:p text:style-name="P28"><text:s text:c="5"/><text:span text:style-name="T191">Coming through on the other side, Russ saw the complex, he smiled at the fact. They had made it home in one piece it would seem.</text:span></text:p>
      <text:p text:style-name="P28"><text:s text:c="5"/><text:span text:style-name="T191">Chief ran down the stairs and hugged Alice in a bear hug. “Honey, I’m so glad you’re safe.” He said.</text:span></text:p>
      <text:p text:style-name="P28"><text:s text:c="5"/><text:span text:style-name="T191">Alice nodded. “Me too, sugar. Me too.”</text:span></text:p>
      <text:p text:style-name="P28"><text:s text:c="5"/><text:span text:style-name="T192">Looking to Russ he smiled. “Thank you for bringing her home </text:span><text:span text:style-name="T193">safe.”</text:span></text:p>
      <text:p text:style-name="P28"><text:s text:c="5"/>“<text:span text:style-name="T193">Not a problem Chief.” Russ said.</text:span></text:p>
      <text:p text:style-name="P28"/>
      <text:p text:style-name="P29">Chapter Ten</text:p>
      <text:p text:style-name="P29"/>
      <text:p text:style-name="P29"><text:s text:c="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9T10:05:24.498000000</dc:date>
    <meta:editing-cycles>203</meta:editing-cycles>
    <meta:generator>LibreOffice/7.4.1.2$Windows_X86_64 LibreOffice_project/3c58a8f3a960df8bc8fd77b461821e42c061c5f0</meta:generator>
    <meta:editing-duration>PT6H47M23S</meta:editing-duration>
    <meta:document-statistic meta:table-count="0" meta:image-count="0" meta:object-count="0" meta:page-count="36" meta:paragraph-count="501" meta:word-count="9037" meta:character-count="50959" meta:non-whitespace-character-count="40005"/>
  </office:meta>
</office:document-meta>
</file>